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elle4" style:family="table">
      <style:table-properties style:width="3.4611in" table:align="margins" style:writing-mode="lr-tb"/>
    </style:style>
    <style:style style:name="Tabelle4.A" style:family="table-column">
      <style:table-column-properties style:column-width="3.0764in" style:rel-column-width="58251*"/>
    </style:style>
    <style:style style:name="Tabelle4.B" style:family="table-column">
      <style:table-column-properties style:column-width="0.3847in" style:rel-column-width="7284*"/>
    </style:style>
    <style:style style:name="Tabelle4.A1" style:family="table-cell">
      <style:table-cell-properties style:vertical-align="middle" fo:padding="0.0382in" fo:border="none"/>
    </style:style>
    <style:style style:name="Table3" style:family="table">
      <style:table-properties style:width="3.4611in" table:align="margins" style:writing-mode="lr-tb"/>
    </style:style>
    <style:style style:name="Table3.A" style:family="table-column">
      <style:table-column-properties style:column-width="3.0764in" style:rel-column-width="58251*"/>
    </style:style>
    <style:style style:name="Table3.B" style:family="table-column">
      <style:table-column-properties style:column-width="0.3847in" style:rel-column-width="7284*"/>
    </style:style>
    <style:style style:name="Table3.A1" style:family="table-cell">
      <style:table-cell-properties style:vertical-align="middle" fo:padding="0.0382in" fo:border="none"/>
    </style:style>
    <style:style style:name="Table4" style:family="table">
      <style:table-properties style:width="3.4611in" table:align="margins" style:writing-mode="lr-tb"/>
    </style:style>
    <style:style style:name="Table4.A" style:family="table-column">
      <style:table-column-properties style:column-width="3.0764in" style:rel-column-width="58251*"/>
    </style:style>
    <style:style style:name="Table4.B" style:family="table-column">
      <style:table-column-properties style:column-width="0.3847in" style:rel-column-width="7284*"/>
    </style:style>
    <style:style style:name="Table4.A1" style:family="table-cell">
      <style:table-cell-properties style:vertical-align="middle" fo:padding="0.0382in" fo:border="none"/>
    </style:style>
    <style:style style:name="Table5" style:family="table">
      <style:table-properties style:width="3.4611in" table:align="margins" style:writing-mode="lr-tb"/>
    </style:style>
    <style:style style:name="Table5.A" style:family="table-column">
      <style:table-column-properties style:column-width="3.0764in" style:rel-column-width="58251*"/>
    </style:style>
    <style:style style:name="Table5.B" style:family="table-column">
      <style:table-column-properties style:column-width="0.3847in" style:rel-column-width="7284*"/>
    </style:style>
    <style:style style:name="Table5.A1" style:family="table-cell">
      <style:table-cell-properties style:vertical-align="middle" fo:padding="0.0382in" fo:border="none"/>
    </style:style>
    <style:style style:name="Table6" style:family="table">
      <style:table-properties style:width="3.4611in" table:align="margins" style:writing-mode="lr-tb"/>
    </style:style>
    <style:style style:name="Table6.A" style:family="table-column">
      <style:table-column-properties style:column-width="3.0764in" style:rel-column-width="58251*"/>
    </style:style>
    <style:style style:name="Table6.B" style:family="table-column">
      <style:table-column-properties style:column-width="0.3847in" style:rel-column-width="7284*"/>
    </style:style>
    <style:style style:name="Table6.A1" style:family="table-cell">
      <style:table-cell-properties style:vertical-align="middle" fo:padding="0.0382in" fo:border="none"/>
    </style:style>
    <style:style style:name="Table1" style:family="table">
      <style:table-properties style:width="3.4611in" table:align="margins" style:writing-mode="lr-tb"/>
    </style:style>
    <style:style style:name="Table1.A" style:family="table-column">
      <style:table-column-properties style:column-width="3.0764in" style:rel-column-width="58251*"/>
    </style:style>
    <style:style style:name="Table1.B" style:family="table-column">
      <style:table-column-properties style:column-width="0.3847in" style:rel-column-width="7284*"/>
    </style:style>
    <style:style style:name="Table1.A1" style:family="table-cell">
      <style:table-cell-properties style:vertical-align="middle" fo:padding="0.0382in" fo:border="none"/>
    </style:style>
    <style:style style:name="Table2" style:family="table">
      <style:table-properties style:width="3.4611in" table:align="margins" style:writing-mode="lr-tb"/>
    </style:style>
    <style:style style:name="Table2.A" style:family="table-column">
      <style:table-column-properties style:column-width="3.0764in" style:rel-column-width="58251*"/>
    </style:style>
    <style:style style:name="Table2.B" style:family="table-column">
      <style:table-column-properties style:column-width="0.3847in" style:rel-column-width="7284*"/>
    </style:style>
    <style:style style:name="Table2.A1" style:family="table-cell">
      <style:table-cell-properties style:vertical-align="middle" fo:padding="0.0382in" fo:border="none"/>
    </style:style>
    <style:style style:name="Tabella1" style:family="table">
      <style:table-properties style:width="3.4611in" table:align="margins" fo:keep-with-next="always" style:writing-mode="lr-tb"/>
    </style:style>
    <style:style style:name="Tabella1.A" style:family="table-column">
      <style:table-column-properties style:column-width="0.75in" style:rel-column-width="14201*"/>
    </style:style>
    <style:style style:name="Tabella1.B" style:family="table-column">
      <style:table-column-properties style:column-width="0.5625in" style:rel-column-width="10650*"/>
    </style:style>
    <style:style style:name="Tabella1.C" style:family="table-column">
      <style:table-column-properties style:column-width="0.875in" style:rel-column-width="16567*"/>
    </style:style>
    <style:style style:name="Tabella1.D" style:family="table-column">
      <style:table-column-properties style:column-width="1.2736in" style:rel-column-width="24117*"/>
    </style:style>
    <style:style style:name="Tabella1.A1" style:family="table-cell">
      <style:table-cell-properties fo:padding="0.0382in" fo:border-left="0.05pt solid #000000" fo:border-right="none" fo:border-top="0.05pt solid #000000" fo:border-bottom="0.05pt solid #000000"/>
    </style:style>
    <style:style style:name="Tabella1.D1" style:family="table-cell">
      <style:table-cell-properties fo:padding="0.0382in" fo:border="0.05pt solid #000000"/>
    </style:style>
    <style:style style:name="Tabella1.A2" style:family="table-cell">
      <style:table-cell-properties fo:padding="0.0382in" fo:border-left="0.05pt solid #000000" fo:border-right="none" fo:border-top="none" fo:border-bottom="0.05pt solid #000000"/>
    </style:style>
    <style:style style:name="Tabella1.C2" style:family="table-cell">
      <style:table-cell-properties fo:background-color="transparent" fo:padding="0.0382in" fo:border-left="0.05pt solid #000000" fo:border-right="none" fo:border-top="none" fo:border-bottom="0.05pt solid #000000">
        <style:background-image/>
      </style:table-cell-properties>
    </style:style>
    <style:style style:name="Tabella1.D2" style:family="table-cell">
      <style:table-cell-properties fo:padding="0.0382in" fo:border-left="0.05pt solid #000000" fo:border-right="0.05pt solid #000000" fo:border-top="none" fo:border-bottom="0.05pt solid #000000"/>
    </style:style>
    <style:style style:name="Tabella1.D3" style:family="table-cell">
      <style:table-cell-properties fo:padding="0.0382in" fo:border-left="0.05pt solid #000000" fo:border-right="0.05pt solid #000000" fo:border-top="none" fo:border-bottom="0.05pt solid #000000"/>
    </style:style>
    <style:style style:name="Tabella2" style:family="table">
      <style:table-properties style:width="3.4611in" table:align="margins" fo:keep-with-next="always" style:writing-mode="lr-tb"/>
    </style:style>
    <style:style style:name="Tabella2.A" style:family="table-column">
      <style:table-column-properties style:column-width="0.75in" style:rel-column-width="14201*"/>
    </style:style>
    <style:style style:name="Tabella2.B" style:family="table-column">
      <style:table-column-properties style:column-width="0.5625in" style:rel-column-width="10650*"/>
    </style:style>
    <style:style style:name="Tabella2.C" style:family="table-column">
      <style:table-column-properties style:column-width="0.875in" style:rel-column-width="16567*"/>
    </style:style>
    <style:style style:name="Tabella2.D" style:family="table-column">
      <style:table-column-properties style:column-width="1.2736in" style:rel-column-width="24117*"/>
    </style:style>
    <style:style style:name="Tabella2.A1" style:family="table-cell">
      <style:table-cell-properties fo:padding="0.0382in" fo:border-left="0.05pt solid #000000" fo:border-right="none" fo:border-top="0.05pt solid #000000" fo:border-bottom="0.05pt solid #000000"/>
    </style:style>
    <style:style style:name="Tabella2.D1" style:family="table-cell">
      <style:table-cell-properties fo:padding="0.0382in" fo:border="0.05pt solid #000000"/>
    </style:style>
    <style:style style:name="Tabella2.A2" style:family="table-cell">
      <style:table-cell-properties fo:padding="0.0382in" fo:border-left="0.05pt solid #000000" fo:border-right="none" fo:border-top="none" fo:border-bottom="0.05pt solid #000000"/>
    </style:style>
    <style:style style:name="Tabella2.C2" style:family="table-cell">
      <style:table-cell-properties fo:background-color="transparent" fo:padding="0.0382in" fo:border-left="0.05pt solid #000000" fo:border-right="none" fo:border-top="none" fo:border-bottom="0.05pt solid #000000">
        <style:background-image/>
      </style:table-cell-properties>
    </style:style>
    <style:style style:name="Tabella2.D2" style:family="table-cell">
      <style:table-cell-properties fo:padding="0.0382in" fo:border-left="0.05pt solid #000000" fo:border-right="0.05pt solid #000000" fo:border-top="none" fo:border-bottom="0.05pt solid #000000"/>
    </style:style>
    <style:style style:name="Tabella2.D3" style:family="table-cell">
      <style:table-cell-properties fo:padding="0.0382in" fo:border-left="0.05pt solid #000000" fo:border-right="0.05pt solid #000000" fo:border-top="none" fo:border-bottom="0.05pt solid #000000"/>
    </style:style>
    <style:style style:name="Tabella3" style:family="table">
      <style:table-properties style:width="3.4618in" table:align="margins" fo:keep-with-next="always" style:writing-mode="lr-tb"/>
    </style:style>
    <style:style style:name="Tabella3.A" style:family="table-column">
      <style:table-column-properties style:column-width="0.75in" style:rel-column-width="14201*"/>
    </style:style>
    <style:style style:name="Tabella3.B" style:family="table-column">
      <style:table-column-properties style:column-width="0.5625in" style:rel-column-width="10650*"/>
    </style:style>
    <style:style style:name="Tabella3.C" style:family="table-column">
      <style:table-column-properties style:column-width="0.875in" style:rel-column-width="16567*"/>
    </style:style>
    <style:style style:name="Tabella3.D" style:family="table-column">
      <style:table-column-properties style:column-width="1.2736in" style:rel-column-width="24117*"/>
    </style:style>
    <style:style style:name="Tabella3.A1" style:family="table-cell">
      <style:table-cell-properties fo:padding="0.0382in" fo:border-left="0.05pt solid #000000" fo:border-right="none" fo:border-top="0.05pt solid #000000" fo:border-bottom="0.05pt solid #000000"/>
    </style:style>
    <style:style style:name="Tabella3.D1" style:family="table-cell">
      <style:table-cell-properties fo:padding="0.0382in" fo:border="0.05pt solid #000000"/>
    </style:style>
    <style:style style:name="Tabella3.A2" style:family="table-cell">
      <style:table-cell-properties fo:padding="0.0382in" fo:border-left="0.05pt solid #000000" fo:border-right="none" fo:border-top="none" fo:border-bottom="0.05pt solid #000000"/>
    </style:style>
    <style:style style:name="Tabella3.C2" style:family="table-cell">
      <style:table-cell-properties fo:background-color="transparent" fo:padding="0.0382in" fo:border-left="0.05pt solid #000000" fo:border-right="none" fo:border-top="none" fo:border-bottom="0.05pt solid #000000">
        <style:background-image/>
      </style:table-cell-properties>
    </style:style>
    <style:style style:name="Tabella3.D2" style:family="table-cell">
      <style:table-cell-properties fo:padding="0.0382in" fo:border-left="0.05pt solid #000000" fo:border-right="0.05pt solid #000000" fo:border-top="none" fo:border-bottom="0.05pt solid #000000"/>
    </style:style>
    <style:style style:name="Tabella3.D3"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25in" fo:text-align="center" style:justify-single-word="false" fo:text-indent="0in"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size="12pt" fo:language="en" fo:country="GB" fo:font-weight="normal" style:font-size-asian="12pt" style:language-asian="en" style:country-asian="GB"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bold" style:font-size-asian="12pt" style:font-weight-asian="bold"/>
    </style:style>
    <style:style style:name="P5" style:family="paragraph" style:parent-style-name="Standard">
      <style:paragraph-properties fo:text-align="center" style:justify-single-word="false"/>
      <style:text-properties style:font-name="Courier New" fo:font-size="10pt" fo:language="en" fo:country="GB" fo:font-weight="normal" style:font-size-asian="10pt" style:language-asian="en" style:country-asian="GB" style:font-weight-asian="normal" style:font-name-complex="Courier New" style:font-size-complex="10pt" style:font-weight-complex="normal"/>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8dfcac"/>
    </style:style>
    <style:style style:name="P8" style:family="paragraph" style:parent-style-name="Standard">
      <style:paragraph-properties fo:text-align="justify" style:justify-single-word="false"/>
      <style:text-properties officeooo:paragraph-rsid="001061b6"/>
    </style:style>
    <style:style style:name="P9" style:family="paragraph" style:parent-style-name="Standard">
      <style:paragraph-properties fo:text-align="justify" style:justify-single-word="false"/>
      <style:text-properties officeooo:paragraph-rsid="00876dd2"/>
    </style:style>
    <style:style style:name="P10" style:family="paragraph" style:parent-style-name="Standard">
      <style:paragraph-properties fo:text-align="justify" style:justify-single-word="false"/>
      <style:text-properties officeooo:paragraph-rsid="0178ef42"/>
    </style:style>
    <style:style style:name="P11" style:family="paragraph" style:parent-style-name="Standard">
      <style:paragraph-properties fo:text-align="justify" style:justify-single-word="false"/>
      <style:text-properties officeooo:rsid="00a22d7a" officeooo:paragraph-rsid="009e3576"/>
    </style:style>
    <style:style style:name="P12" style:family="paragraph" style:parent-style-name="Standard">
      <style:paragraph-properties fo:text-align="justify" style:justify-single-word="false"/>
      <style:text-properties officeooo:rsid="00a22d7a" officeooo:paragraph-rsid="00a22d7a"/>
    </style:style>
    <style:style style:name="P13" style:family="paragraph" style:parent-style-name="Standard">
      <style:text-properties officeooo:paragraph-rsid="001061b6"/>
    </style:style>
    <style:style style:name="P14"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rsid="01191e9b" officeooo:paragraph-rsid="01123015"/>
    </style:style>
    <style:style style:name="P15"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rsid="01191e9b" officeooo:paragraph-rsid="01191e9b"/>
    </style:style>
    <style:style style:name="P16"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rsid="011971b2" officeooo:paragraph-rsid="011971b2"/>
    </style:style>
    <style:style style:name="P17"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paragraph-rsid="012d928e"/>
    </style:style>
    <style:style style:name="P18"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paragraph-rsid="013013dd"/>
    </style:style>
    <style:style style:name="P19"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rsid="012d928e" officeooo:paragraph-rsid="012d928e"/>
    </style:style>
    <style:style style:name="P20" style:family="paragraph" style:parent-style-name="Standard">
      <style:paragraph-properties fo:margin-left="0in" fo:margin-right="0in" fo:text-align="justify" style:justify-single-word="false" fo:text-indent="0in" style:auto-text-indent="false"/>
      <style:text-properties fo:font-variant="normal" fo:text-transform="none" fo:color="#000000" fo:font-size="11pt" fo:letter-spacing="normal" fo:font-style="normal" fo:font-weight="bold" officeooo:rsid="00fb0ab9" officeooo:paragraph-rsid="013013dd" style:font-size-asian="11pt" style:font-weight-asian="bold" style:font-size-complex="11pt" style:font-weight-complex="bold"/>
    </style:style>
    <style:style style:name="P21" style:family="paragraph" style:parent-style-name="Standard">
      <style:paragraph-properties fo:margin-left="0in" fo:margin-right="0in" fo:text-align="justify" style:justify-single-word="false" fo:text-indent="0in" style:auto-text-indent="false"/>
      <style:text-properties fo:font-variant="normal" fo:text-transform="none" fo:color="#000000" fo:font-size="10pt" fo:letter-spacing="normal" fo:font-style="normal" fo:font-weight="normal" officeooo:rsid="00fb0ab9" officeooo:paragraph-rsid="013013dd" style:font-size-asian="8.75pt" style:font-weight-asian="normal" style:font-size-complex="10pt" style:font-weight-complex="normal"/>
    </style:style>
    <style:style style:name="P22" style:family="paragraph" style:parent-style-name="Standard">
      <style:paragraph-properties fo:margin-left="0in" fo:margin-right="0in" fo:text-align="justify" style:justify-single-word="false" fo:text-indent="0in" style:auto-text-indent="false"/>
      <style:text-properties style:text-position="0% 100%" officeooo:rsid="011cf4b3" officeooo:paragraph-rsid="011cf4b3"/>
    </style:style>
    <style:style style:name="P23" style:family="paragraph" style:parent-style-name="Standard">
      <style:paragraph-properties fo:margin-left="0in" fo:margin-right="0in" fo:text-align="justify" style:justify-single-word="false" fo:text-indent="0in" style:auto-text-indent="false"/>
      <style:text-properties fo:font-size="11pt" fo:font-weight="bold" officeooo:rsid="00fb0ab9" officeooo:paragraph-rsid="00fb0ab9" style:font-size-asian="11pt" style:font-weight-asian="bold" style:font-size-complex="11pt" style:font-weight-complex="bold"/>
    </style:style>
    <style:style style:name="P24" style:family="paragraph" style:parent-style-name="Standard">
      <style:paragraph-properties fo:margin-left="0in" fo:margin-right="0in" fo:text-align="justify" style:justify-single-word="false" fo:text-indent="0in" style:auto-text-indent="false"/>
    </style:style>
    <style:style style:name="P25" style:family="paragraph" style:parent-style-name="Standard">
      <style:paragraph-properties fo:margin-left="0in" fo:margin-right="0in" fo:text-align="justify" style:justify-single-word="false" fo:text-indent="0in" style:auto-text-indent="false"/>
      <style:text-properties officeooo:paragraph-rsid="00123164"/>
    </style:style>
    <style:style style:name="P26" style:family="paragraph" style:parent-style-name="Standard">
      <style:paragraph-properties fo:margin-left="0in" fo:margin-right="0in" fo:text-align="justify" style:justify-single-word="false" fo:text-indent="0in" style:auto-text-indent="false"/>
      <style:text-properties officeooo:paragraph-rsid="00182eab"/>
    </style:style>
    <style:style style:name="P27" style:family="paragraph" style:parent-style-name="Standard">
      <style:paragraph-properties fo:margin-left="0in" fo:margin-right="0in" fo:text-align="justify" style:justify-single-word="false" fo:text-indent="0in" style:auto-text-indent="false"/>
      <style:text-properties officeooo:paragraph-rsid="00d1a97a"/>
    </style:style>
    <style:style style:name="P28" style:family="paragraph" style:parent-style-name="Standard">
      <style:paragraph-properties fo:margin-left="0in" fo:margin-right="0in" fo:text-align="justify" style:justify-single-word="false" fo:text-indent="0in" style:auto-text-indent="false"/>
      <style:text-properties officeooo:paragraph-rsid="00d478fe"/>
    </style:style>
    <style:style style:name="P29" style:family="paragraph" style:parent-style-name="Standard">
      <style:paragraph-properties fo:margin-left="0in" fo:margin-right="0in" fo:text-align="justify" style:justify-single-word="false" fo:text-indent="0in" style:auto-text-indent="false"/>
      <style:text-properties officeooo:paragraph-rsid="00addfb9"/>
    </style:style>
    <style:style style:name="P30" style:family="paragraph" style:parent-style-name="Standard">
      <style:paragraph-properties fo:margin-left="0in" fo:margin-right="0in" fo:text-align="justify" style:justify-single-word="false" fo:text-indent="0in" style:auto-text-indent="false"/>
      <style:text-properties officeooo:paragraph-rsid="0017fd56"/>
    </style:style>
    <style:style style:name="P31" style:family="paragraph" style:parent-style-name="Standard">
      <style:paragraph-properties fo:margin-left="0in" fo:margin-right="0in" fo:text-align="justify" style:justify-single-word="false" fo:text-indent="0in" style:auto-text-indent="false"/>
      <style:text-properties officeooo:paragraph-rsid="00e93086"/>
    </style:style>
    <style:style style:name="P32" style:family="paragraph" style:parent-style-name="Standard">
      <style:paragraph-properties fo:margin-left="0in" fo:margin-right="0in" fo:text-align="justify" style:justify-single-word="false" fo:text-indent="0in" style:auto-text-indent="false"/>
      <style:text-properties officeooo:paragraph-rsid="001061b6"/>
    </style:style>
    <style:style style:name="P33" style:family="paragraph" style:parent-style-name="Standard">
      <style:paragraph-properties fo:margin-left="0in" fo:margin-right="0in" fo:text-align="justify" style:justify-single-word="false" fo:text-indent="0in" style:auto-text-indent="false"/>
      <style:text-properties officeooo:paragraph-rsid="00b82699"/>
    </style:style>
    <style:style style:name="P34" style:family="paragraph" style:parent-style-name="Standard">
      <style:paragraph-properties fo:margin-left="0in" fo:margin-right="0in" fo:text-align="justify" style:justify-single-word="false" fo:text-indent="0in" style:auto-text-indent="false"/>
      <style:text-properties officeooo:paragraph-rsid="0053476f"/>
    </style:style>
    <style:style style:name="P35" style:family="paragraph" style:parent-style-name="Standard">
      <style:paragraph-properties fo:margin-left="0in" fo:margin-right="0in" fo:text-align="justify" style:justify-single-word="false" fo:text-indent="0in" style:auto-text-indent="false"/>
      <style:text-properties fo:font-size="10pt" fo:font-weight="normal" officeooo:rsid="0101202a" officeooo:paragraph-rsid="0101202a" style:font-size-asian="8.75pt" style:font-weight-asian="normal" style:font-size-complex="10pt" style:font-weight-complex="normal"/>
    </style:style>
    <style:style style:name="P36" style:family="paragraph" style:parent-style-name="Standard">
      <style:paragraph-properties fo:margin-left="0in" fo:margin-right="0in" fo:text-align="justify" style:justify-single-word="false" fo:text-indent="0in" style:auto-text-indent="false"/>
      <style:text-properties fo:font-size="10pt" fo:font-weight="normal" officeooo:rsid="00ffee7b" officeooo:paragraph-rsid="00ffee7b" style:font-size-asian="8.75pt" style:font-weight-asian="normal" style:font-size-complex="10pt" style:font-weight-complex="normal"/>
    </style:style>
    <style:style style:name="P37" style:family="paragraph" style:parent-style-name="Standard">
      <style:paragraph-properties fo:margin-left="0in" fo:margin-right="0in" fo:text-align="justify" style:justify-single-word="false" fo:text-indent="0in" style:auto-text-indent="false"/>
      <style:text-properties fo:font-size="10pt" fo:font-weight="normal" officeooo:rsid="00fb0ab9" officeooo:paragraph-rsid="00fb0ab9" style:font-size-asian="8.75pt" style:font-weight-asian="normal" style:font-size-complex="10pt" style:font-weight-complex="normal"/>
    </style:style>
    <style:style style:name="P38" style:family="paragraph" style:parent-style-name="Standard">
      <style:paragraph-properties fo:margin-left="0in" fo:margin-right="0in" fo:text-align="justify" style:justify-single-word="false" fo:text-indent="0in" style:auto-text-indent="false"/>
      <style:text-properties officeooo:rsid="003d3fb4" officeooo:paragraph-rsid="003d3fb4"/>
    </style:style>
    <style:style style:name="P39" style:family="paragraph" style:parent-style-name="Standard">
      <style:paragraph-properties fo:margin-left="0in" fo:margin-right="0in" fo:text-indent="0in" style:auto-text-indent="false"/>
      <style:text-properties officeooo:paragraph-rsid="0017fd56"/>
    </style:style>
    <style:style style:name="P40" style:family="paragraph" style:parent-style-name="Standard">
      <style:paragraph-properties fo:margin-left="0in" fo:margin-right="0in" fo:text-align="justify" style:justify-single-word="false" fo:text-indent="0in" style:auto-text-indent="false"/>
      <style:text-properties officeooo:rsid="011cf4b3" officeooo:paragraph-rsid="011cf4b3"/>
    </style:style>
    <style:style style:name="P41" style:family="paragraph" style:parent-style-name="Standard">
      <style:paragraph-properties fo:margin-left="0in" fo:margin-right="0in" fo:text-align="justify" style:justify-single-word="false" fo:text-indent="0in" style:auto-text-indent="false"/>
      <style:text-properties officeooo:rsid="01123015" officeooo:paragraph-rsid="01123015"/>
    </style:style>
    <style:style style:name="P42" style:family="paragraph" style:parent-style-name="Standard">
      <style:paragraph-properties fo:margin-left="0in" fo:margin-right="0in" fo:text-align="justify" style:justify-single-word="false" fo:text-indent="0in" style:auto-text-indent="false"/>
      <style:text-properties officeooo:rsid="00e93086" officeooo:paragraph-rsid="00e93086"/>
    </style:style>
    <style:style style:name="P43" style:family="paragraph" style:parent-style-name="Standard">
      <style:paragraph-properties fo:margin-left="0in" fo:margin-right="0in" fo:text-align="justify" style:justify-single-word="false" fo:text-indent="0in" style:auto-text-indent="false"/>
      <style:text-properties officeooo:rsid="00e93086" officeooo:paragraph-rsid="019a9af1"/>
    </style:style>
    <style:style style:name="P44" style:family="paragraph" style:parent-style-name="Standard">
      <style:paragraph-properties fo:margin-left="0in" fo:margin-right="0in" fo:text-indent="0in" style:auto-text-indent="false"/>
      <style:text-properties officeooo:paragraph-rsid="001061b6"/>
    </style:style>
    <style:style style:name="P45" style:family="paragraph" style:parent-style-name="Standard">
      <style:paragraph-properties fo:margin-left="0in" fo:margin-right="0in" fo:text-align="justify" style:justify-single-word="false" fo:text-indent="0in" style:auto-text-indent="false"/>
      <style:text-properties officeooo:rsid="00b17d55" officeooo:paragraph-rsid="00b82699"/>
    </style:style>
    <style:style style:name="P46" style:family="paragraph" style:parent-style-name="Standard">
      <style:paragraph-properties fo:margin-left="0in" fo:margin-right="0in" fo:text-indent="0in" style:auto-text-indent="false"/>
      <style:text-properties officeooo:paragraph-rsid="0053476f"/>
    </style:style>
    <style:style style:name="P47" style:family="paragraph" style:parent-style-name="Standard">
      <style:paragraph-properties fo:margin-left="0in" fo:margin-right="0in" fo:text-indent="0in" style:auto-text-indent="false"/>
      <style:text-properties officeooo:paragraph-rsid="001b83c6"/>
    </style:style>
    <style:style style:name="P48" style:family="paragraph" style:parent-style-name="Abstract">
      <style:paragraph-properties fo:margin-left="0in" fo:margin-right="0in" fo:text-indent="0in" style:auto-text-indent="false"/>
      <style:text-properties officeooo:rsid="001b83c6" officeooo:paragraph-rsid="001b83c6"/>
    </style:style>
    <style:style style:name="P49"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fo:font-variant="normal" fo:text-transform="none" fo:color="#000000" fo:letter-spacing="normal" fo:font-style="italic" fo:font-weight="normal" officeooo:paragraph-rsid="014ad167" style:font-style-asian="italic" style:font-style-complex="italic" fo:hyphenate="false" fo:hyphenation-remain-char-count="2" fo:hyphenation-push-char-count="2"/>
    </style:style>
    <style:style style:name="P50"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fo:font-variant="normal" fo:text-transform="none" fo:color="#000000" fo:letter-spacing="normal" fo:font-style="normal" fo:font-weight="normal" officeooo:rsid="01525f39" officeooo:paragraph-rsid="01533569" fo:hyphenate="false" fo:hyphenation-remain-char-count="2" fo:hyphenation-push-char-count="2"/>
    </style:style>
    <style:style style:name="P51"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0deadb7" fo:hyphenate="false" fo:hyphenation-remain-char-count="2" fo:hyphenation-push-char-count="2"/>
    </style:style>
    <style:style style:name="P52"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1518399" fo:hyphenate="false" fo:hyphenation-remain-char-count="2" fo:hyphenation-push-char-count="2"/>
    </style:style>
    <style:style style:name="P53"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1533569" fo:hyphenate="false" fo:hyphenation-remain-char-count="2" fo:hyphenation-push-char-count="2"/>
    </style:style>
    <style:style style:name="P54"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style:text-position="0% 100%" fo:font-style="normal" officeooo:rsid="00e11e9d" officeooo:paragraph-rsid="00deadb7" style:font-style-asian="normal" style:font-style-complex="normal" fo:hyphenate="false" fo:hyphenation-remain-char-count="2" fo:hyphenation-push-char-count="2"/>
    </style:style>
    <style:style style:name="P55" style:family="paragraph" style:parent-style-name="Tab">
      <style:paragraph-properties fo:margin-left="-0.0783in" fo:margin-right="0in" fo:text-align="justify" style:justify-single-word="false" fo:orphans="2" fo:widows="2" fo:hyphenation-ladder-count="no-limit" fo:text-indent="0in" style:auto-text-indent="false" style:text-autospace="none" style:writing-mode="lr-tb"/>
      <style:text-properties fo:font-variant="normal" fo:text-transform="none" fo:color="#000000" fo:letter-spacing="normal" fo:font-style="normal" fo:font-weight="normal" officeooo:paragraph-rsid="014dcd04" fo:hyphenate="false" fo:hyphenation-remain-char-count="2" fo:hyphenation-push-char-count="2"/>
    </style:style>
    <style:style style:name="P56" style:family="paragraph" style:parent-style-name="Standard" style:master-page-name="">
      <style:paragraph-properties fo:margin-left="-0.0783in" fo:margin-right="0in" fo:text-align="justify" style:justify-single-word="false" fo:orphans="2" fo:widows="2" fo:hyphenation-ladder-count="no-limit" fo:text-indent="0in" style:auto-text-indent="false" style:page-number="auto" style:text-autospace="none" style:writing-mode="lr-tb"/>
      <style:text-properties officeooo:paragraph-rsid="00deadb7" fo:hyphenate="false" fo:hyphenation-remain-char-count="2" fo:hyphenation-push-char-count="2"/>
    </style:style>
    <style:style style:name="P57" style:family="paragraph" style:parent-style-name="Table_20_Contents">
      <style:paragraph-properties fo:text-align="justify" style:justify-single-word="false"/>
      <style:text-properties officeooo:rsid="014667c7" officeooo:paragraph-rsid="014667c7"/>
    </style:style>
    <style:style style:name="P58" style:family="paragraph" style:parent-style-name="Table_20_Contents">
      <style:paragraph-properties fo:text-align="justify" style:justify-single-word="false"/>
      <style:text-properties officeooo:rsid="014667c7" officeooo:paragraph-rsid="0148993d"/>
    </style:style>
    <style:style style:name="P59" style:family="paragraph" style:parent-style-name="Table_20_Contents">
      <style:paragraph-properties fo:text-align="justify" style:justify-single-word="false"/>
      <style:text-properties officeooo:rsid="014667c7" officeooo:paragraph-rsid="014dcd04"/>
    </style:style>
    <style:style style:name="P60" style:family="paragraph" style:parent-style-name="Table_20_Contents">
      <style:paragraph-properties fo:text-align="center" style:justify-single-word="false"/>
      <style:text-properties officeooo:rsid="014667c7" officeooo:paragraph-rsid="014667c7"/>
    </style:style>
    <style:style style:name="P61" style:family="paragraph" style:parent-style-name="Table_20_Contents">
      <style:paragraph-properties fo:text-align="center" style:justify-single-word="false"/>
      <style:text-properties officeooo:rsid="014667c7" officeooo:paragraph-rsid="0148993d"/>
    </style:style>
    <style:style style:name="P62" style:family="paragraph" style:parent-style-name="Table_20_Contents">
      <style:paragraph-properties fo:text-align="center" style:justify-single-word="false"/>
      <style:text-properties officeooo:rsid="014667c7" officeooo:paragraph-rsid="014dcd04"/>
    </style:style>
    <style:style style:name="P63" style:family="paragraph" style:parent-style-name="Table_20_Contents">
      <style:paragraph-properties fo:text-align="justify" style:justify-single-word="false"/>
      <style:text-properties officeooo:rsid="0146e76c" officeooo:paragraph-rsid="0146e76c"/>
    </style:style>
    <style:style style:name="P64" style:family="paragraph" style:parent-style-name="Table_20_Contents">
      <style:paragraph-properties fo:text-align="justify" style:justify-single-word="false"/>
      <style:text-properties officeooo:rsid="0146e76c" officeooo:paragraph-rsid="0148993d"/>
    </style:style>
    <style:style style:name="P65" style:family="paragraph" style:parent-style-name="Table_20_Contents">
      <style:paragraph-properties fo:text-align="justify" style:justify-single-word="false"/>
      <style:text-properties officeooo:rsid="0146e76c" officeooo:paragraph-rsid="014dcd04"/>
    </style:style>
    <style:style style:name="P66" style:family="paragraph" style:parent-style-name="Table_20_Contents">
      <style:paragraph-properties fo:text-align="center" style:justify-single-word="false"/>
    </style:style>
    <style:style style:name="P67" style:family="paragraph" style:parent-style-name="Table_20_Contents">
      <style:paragraph-properties fo:text-align="center" style:justify-single-word="false"/>
      <style:text-properties officeooo:rsid="014a32f8" officeooo:paragraph-rsid="014a32f8"/>
    </style:style>
    <style:style style:name="P68" style:family="paragraph" style:parent-style-name="Table_20_Contents">
      <style:paragraph-properties fo:text-align="center" style:justify-single-word="false"/>
      <style:text-properties officeooo:rsid="014a32f8" officeooo:paragraph-rsid="014dcd04"/>
    </style:style>
    <style:style style:name="P69" style:family="paragraph" style:parent-style-name="Table_20_Contents">
      <style:paragraph-properties fo:text-align="center" style:justify-single-word="false"/>
      <style:text-properties officeooo:rsid="015180a7" officeooo:paragraph-rsid="015180a7"/>
    </style:style>
    <style:style style:name="P70" style:family="paragraph" style:parent-style-name="Table_20_Contents">
      <style:paragraph-properties fo:text-align="end" style:justify-single-word="false"/>
    </style:style>
    <style:style style:name="P71" style:family="paragraph" style:parent-style-name="Table_20_Contents">
      <style:paragraph-properties fo:text-align="end" style:justify-single-word="false"/>
      <style:text-properties officeooo:paragraph-rsid="00a22d7a"/>
    </style:style>
    <style:style style:name="P72" style:family="paragraph" style:parent-style-name="Table_20_Contents">
      <style:paragraph-properties fo:text-align="center" style:justify-single-word="false"/>
      <style:text-properties officeooo:rsid="0148993d"/>
    </style:style>
    <style:style style:name="P73" style:family="paragraph" style:parent-style-name="Table_20_Contents">
      <style:paragraph-properties fo:text-align="center" style:justify-single-word="false"/>
      <style:text-properties officeooo:rsid="0148993d" officeooo:paragraph-rsid="0148993d"/>
    </style:style>
    <style:style style:name="P74" style:family="paragraph" style:parent-style-name="Table_20_Contents">
      <style:paragraph-properties fo:text-align="center" style:justify-single-word="false"/>
      <style:text-properties officeooo:rsid="0148993d" officeooo:paragraph-rsid="014dcd04"/>
    </style:style>
    <style:style style:name="P75" style:family="paragraph" style:parent-style-name="Tab">
      <style:text-properties officeooo:paragraph-rsid="0148b89a"/>
    </style:style>
    <style:style style:name="P76" style:family="paragraph" style:parent-style-name="Tab">
      <style:text-properties officeooo:paragraph-rsid="014ad167"/>
    </style:style>
    <style:style style:name="P77" style:family="paragraph" style:parent-style-name="Frame_20_contents">
      <style:paragraph-properties fo:text-align="center" style:justify-single-word="false"/>
      <style:text-properties fo:font-size="14pt" fo:font-weight="bold" style:font-size-asian="14pt" style:font-weight-asian="bold" style:font-size-complex="14pt" style:font-weight-complex="bold"/>
    </style:style>
    <style:style style:name="P78" style:family="paragraph" style:parent-style-name="Standard" style:master-page-name="Standard">
      <style:paragraph-properties style:page-number="auto"/>
      <style:text-properties fo:language="en" fo:country="GB" style:language-asian="it" style:country-asian="IT"/>
    </style:style>
    <style:style style:name="P79" style:family="paragraph" style:parent-style-name="Heading_20_1">
      <style:text-properties officeooo:rsid="001061b6" officeooo:paragraph-rsid="001061b6"/>
    </style:style>
    <style:style style:name="P80" style:family="paragraph" style:parent-style-name="Heading_20_1">
      <style:paragraph-properties fo:margin-left="0in" fo:margin-right="0in" fo:text-indent="0in" style:auto-text-indent="false"/>
      <style:text-properties officeooo:rsid="001061b6" officeooo:paragraph-rsid="0053476f"/>
    </style:style>
    <style:style style:name="P81" style:family="paragraph" style:parent-style-name="Heading_20_1">
      <style:paragraph-properties fo:margin-left="0in" fo:margin-right="0in" fo:text-indent="0in" style:auto-text-indent="false"/>
      <style:text-properties officeooo:rsid="001061b6" officeooo:paragraph-rsid="001061b6"/>
    </style:style>
    <style:style style:name="P82" style:family="paragraph" style:parent-style-name="Heading_20_1">
      <style:paragraph-properties fo:margin-left="0in" fo:margin-right="0in" fo:text-indent="0in" style:auto-text-indent="false"/>
      <style:text-properties officeooo:rsid="001614d5" officeooo:paragraph-rsid="001614d5"/>
    </style:style>
    <style:style style:name="P83" style:family="paragraph" style:parent-style-name="Heading_20_1">
      <style:paragraph-properties fo:margin-left="0in" fo:margin-right="0in" fo:text-indent="0in" style:auto-text-indent="false"/>
      <style:text-properties officeooo:rsid="0026febe" officeooo:paragraph-rsid="0017fd56"/>
    </style:style>
    <style:style style:name="P84" style:family="paragraph" style:parent-style-name="Heading_20_1">
      <style:paragraph-properties fo:margin-left="0in" fo:margin-right="0in" fo:text-align="justify" style:justify-single-word="false" fo:text-indent="0in" style:auto-text-indent="false"/>
      <style:text-properties officeooo:rsid="00182eab" officeooo:paragraph-rsid="00182eab"/>
    </style:style>
    <style:style style:name="P85" style:family="paragraph" style:parent-style-name="Heading_20_1" style:list-style-name="">
      <style:paragraph-properties fo:margin-left="0in" fo:margin-right="0in" fo:text-align="justify" style:justify-single-word="false" fo:text-indent="0in" style:auto-text-indent="false"/>
    </style:style>
    <style:style style:name="P86" style:family="paragraph" style:parent-style-name="Heading_20_1" style:master-page-name="">
      <style:paragraph-properties fo:margin-left="0in" fo:margin-right="0in" fo:margin-top="0.1665in" fo:margin-bottom="0.0555in" style:contextual-spacing="false" fo:text-align="justify" style:justify-single-word="false" fo:orphans="2" fo:widows="2" fo:hyphenation-ladder-count="no-limit" fo:text-indent="0in" style:auto-text-indent="false" style:page-number="auto" fo:keep-with-next="always" style:text-autospace="none" style:writing-mode="lr-tb"/>
      <style:text-properties officeooo:rsid="00addfb9" officeooo:paragraph-rsid="00addfb9" fo:hyphenate="false" fo:hyphenation-remain-char-count="2" fo:hyphenation-push-char-count="2"/>
    </style:style>
    <style:style style:name="P87" style:family="paragraph" style:parent-style-name="References">
      <style:paragraph-properties fo:text-align="justify" style:justify-single-word="false"/>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officeooo:rsid="00e2a4ae"/>
    </style:style>
    <style:style style:name="T3" style:family="text">
      <style:text-properties fo:font-variant="normal" fo:text-transform="none" fo:color="#000000" fo:letter-spacing="normal" fo:font-style="normal" fo:font-weight="normal" officeooo:rsid="01123015"/>
    </style:style>
    <style:style style:name="T4" style:family="text">
      <style:text-properties fo:font-variant="normal" fo:text-transform="none" fo:color="#000000" fo:letter-spacing="normal" fo:font-style="normal" fo:font-weight="normal" officeooo:rsid="0113ec92"/>
    </style:style>
    <style:style style:name="T5" style:family="text">
      <style:text-properties fo:font-variant="normal" fo:text-transform="none" fo:color="#000000" fo:letter-spacing="normal" fo:font-style="normal" fo:font-weight="normal" officeooo:rsid="01191e9b"/>
    </style:style>
    <style:style style:name="T6" style:family="text">
      <style:text-properties fo:font-variant="normal" fo:text-transform="none" fo:color="#000000" fo:letter-spacing="normal" fo:font-style="normal" fo:font-weight="normal" officeooo:rsid="011971b2"/>
    </style:style>
    <style:style style:name="T7" style:family="text">
      <style:text-properties fo:font-variant="normal" fo:text-transform="none" fo:color="#000000" fo:letter-spacing="normal" fo:font-style="normal" fo:font-weight="normal" officeooo:rsid="0139a55f"/>
    </style:style>
    <style:style style:name="T8" style:family="text">
      <style:text-properties fo:font-variant="normal" fo:text-transform="none" fo:color="#000000" fo:letter-spacing="normal" fo:font-style="normal" fo:font-weight="normal" officeooo:rsid="0139fe93"/>
    </style:style>
    <style:style style:name="T9" style:family="text">
      <style:text-properties fo:font-variant="normal" fo:text-transform="none" fo:color="#000000" fo:letter-spacing="normal" fo:font-style="normal" fo:font-weight="normal" officeooo:rsid="014667c7"/>
    </style:style>
    <style:style style:name="T10" style:family="text">
      <style:text-properties fo:font-variant="normal" fo:text-transform="none" fo:color="#000000" fo:letter-spacing="normal" fo:font-style="normal" fo:font-weight="normal" officeooo:rsid="01518399"/>
    </style:style>
    <style:style style:name="T11" style:family="text">
      <style:text-properties fo:font-variant="normal" fo:text-transform="none" fo:color="#000000" fo:letter-spacing="normal" fo:font-style="normal" fo:font-weight="normal" officeooo:rsid="01525f39"/>
    </style:style>
    <style:style style:name="T12" style:family="text">
      <style:text-properties fo:font-variant="normal" fo:text-transform="none" fo:color="#000000" fo:letter-spacing="normal" fo:font-style="normal" fo:font-weight="normal" officeooo:rsid="01533569"/>
    </style:style>
    <style:style style:name="T13" style:family="text">
      <style:text-properties fo:font-variant="normal" fo:text-transform="none" fo:color="#000000" fo:letter-spacing="normal" fo:font-style="normal" fo:font-weight="normal" officeooo:rsid="0154e07a"/>
    </style:style>
    <style:style style:name="T14" style:family="text">
      <style:text-properties fo:font-variant="normal" fo:text-transform="none" fo:color="#000000" fo:letter-spacing="normal" fo:font-style="normal" fo:font-weight="normal" officeooo:rsid="0156cd5f"/>
    </style:style>
    <style:style style:name="T15" style:family="text">
      <style:text-properties fo:font-variant="normal" fo:text-transform="none" fo:color="#000000" fo:letter-spacing="normal" fo:font-style="normal" fo:font-weight="normal" officeooo:rsid="01b1fd22"/>
    </style:style>
    <style:style style:name="T16" style:family="text">
      <style:text-properties fo:font-variant="normal" fo:text-transform="none" fo:color="#000000" fo:letter-spacing="normal" fo:font-style="normal" fo:font-weight="normal" officeooo:rsid="01b3e517"/>
    </style:style>
    <style:style style:name="T17" style:family="text">
      <style:text-properties fo:font-variant="normal" fo:text-transform="none" fo:color="#000000" fo:letter-spacing="normal" fo:font-style="italic" fo:font-weight="normal" officeooo:rsid="01123015" style:font-style-asian="italic" style:font-style-complex="italic"/>
    </style:style>
    <style:style style:name="T18" style:family="text">
      <style:text-properties fo:font-variant="normal" fo:text-transform="none" fo:color="#000000" fo:letter-spacing="normal" fo:font-style="italic" fo:font-weight="normal" officeooo:rsid="011971b2" style:font-style-asian="italic" style:font-style-complex="italic"/>
    </style:style>
    <style:style style:name="T19" style:family="text">
      <style:text-properties fo:font-variant="normal" fo:text-transform="none" fo:color="#000000" style:text-position="0% 100%" fo:letter-spacing="normal" fo:font-style="normal" fo:font-weight="normal" officeooo:rsid="0031684c"/>
    </style:style>
    <style:style style:name="T20" style:family="text">
      <style:text-properties fo:font-variant="normal" fo:text-transform="none" fo:color="#000000" style:text-position="0% 100%" fo:letter-spacing="normal" fo:font-style="normal" fo:font-weight="normal" officeooo:rsid="0032a1e2"/>
    </style:style>
    <style:style style:name="T21" style:family="text">
      <style:text-properties fo:font-variant="normal" fo:text-transform="none" fo:color="#000000" style:text-position="0% 100%" fo:letter-spacing="normal" fo:font-style="normal" fo:font-weight="normal" officeooo:rsid="00334d19"/>
    </style:style>
    <style:style style:name="T22" style:family="text">
      <style:text-properties fo:font-variant="normal" fo:text-transform="none" fo:color="#000000" style:text-position="0% 100%" fo:letter-spacing="normal" fo:font-style="normal" fo:font-weight="normal" officeooo:rsid="003379e5"/>
    </style:style>
    <style:style style:name="T23" style:family="text">
      <style:text-properties fo:font-variant="normal" fo:text-transform="none" fo:color="#000000" style:text-position="0% 100%" fo:letter-spacing="normal" fo:font-style="normal" fo:font-weight="normal" officeooo:rsid="005869c3"/>
    </style:style>
    <style:style style:name="T24" style:family="text">
      <style:text-properties fo:font-variant="normal" fo:text-transform="none" fo:color="#000000" style:text-position="0% 100%" fo:letter-spacing="normal" fo:font-style="normal" fo:font-weight="normal" officeooo:rsid="012b7a67"/>
    </style:style>
    <style:style style:name="T25" style:family="text">
      <style:text-properties fo:font-variant="normal" fo:text-transform="none" fo:color="#000000" style:text-position="0% 100%" fo:letter-spacing="normal" fo:font-style="normal" fo:font-weight="normal" officeooo:rsid="016ba4af"/>
    </style:style>
    <style:style style:name="T26" style:family="text">
      <style:text-properties officeooo:rsid="0017f6f8"/>
    </style:style>
    <style:style style:name="T27" style:family="text">
      <style:text-properties officeooo:rsid="001f26aa"/>
    </style:style>
    <style:style style:name="T28" style:family="text">
      <style:text-properties officeooo:rsid="0031684c"/>
    </style:style>
    <style:style style:name="T29" style:family="text">
      <style:text-properties style:text-position="super 58%" officeooo:rsid="0031684c"/>
    </style:style>
    <style:style style:name="T30" style:family="text">
      <style:text-properties style:text-position="super 58%" fo:font-style="italic" officeooo:rsid="00d948f3" style:font-style-asian="italic" style:font-style-complex="italic"/>
    </style:style>
    <style:style style:name="T31" style:family="text">
      <style:text-properties style:text-position="super 58%" fo:font-style="normal" officeooo:rsid="010fe721" style:font-style-asian="normal" style:font-style-complex="normal"/>
    </style:style>
    <style:style style:name="T32" style:family="text">
      <style:text-properties style:text-position="0% 100%"/>
    </style:style>
    <style:style style:name="T33" style:family="text">
      <style:text-properties style:text-position="0% 100%" officeooo:rsid="0031684c"/>
    </style:style>
    <style:style style:name="T34" style:family="text">
      <style:text-properties style:text-position="0% 100%" officeooo:rsid="003379e5"/>
    </style:style>
    <style:style style:name="T35" style:family="text">
      <style:text-properties style:text-position="0% 100%" officeooo:rsid="0033db7a"/>
    </style:style>
    <style:style style:name="T36" style:family="text">
      <style:text-properties style:text-position="0% 100%" officeooo:rsid="005b273f"/>
    </style:style>
    <style:style style:name="T37" style:family="text">
      <style:text-properties style:text-position="0% 100%" officeooo:rsid="00ac3dc7"/>
    </style:style>
    <style:style style:name="T38" style:family="text">
      <style:text-properties style:text-position="0% 100%" style:font-name="Times New Roman1" fo:font-style="italic" officeooo:rsid="00b79362" style:font-name-asian="宋体" style:font-style-asian="italic" style:font-name-complex="Times New Roman" style:font-style-complex="italic"/>
    </style:style>
    <style:style style:name="T39" style:family="text">
      <style:text-properties style:text-position="0% 100%" style:font-name="Times New Roman1" fo:font-style="italic" officeooo:rsid="00b22aba" style:font-name-asian="宋体" style:font-style-asian="italic" style:font-name-complex="Times New Roman" style:font-style-complex="italic"/>
    </style:style>
    <style:style style:name="T40" style:family="text">
      <style:text-properties style:text-position="0% 100%" style:font-name="Times New Roman1" fo:font-style="italic" fo:font-weight="normal" officeooo:rsid="00b22aba" style:font-name-asian="宋体" style:font-style-asian="italic" style:font-weight-asian="normal" style:font-name-complex="Times New Roman" style:font-style-complex="italic" style:font-weight-complex="normal"/>
    </style:style>
    <style:style style:name="T41" style:family="text">
      <style:text-properties style:text-position="0% 100%" style:font-name="Times New Roman1" fo:font-style="normal" officeooo:rsid="00b79362" style:font-name-asian="宋体" style:font-style-asian="normal" style:font-name-complex="Times New Roman" style:font-style-complex="normal"/>
    </style:style>
    <style:style style:name="T42" style:family="text">
      <style:text-properties style:text-position="0% 100%" style:font-name="Times New Roman1" fo:font-style="normal" officeooo:rsid="00b82699" style:font-name-asian="宋体" style:font-style-asian="normal" style:font-name-complex="Times New Roman" style:font-style-complex="normal"/>
    </style:style>
    <style:style style:name="T43" style:family="text">
      <style:text-properties style:text-position="0% 100%" style:font-name="Times New Roman1" fo:font-style="normal" fo:font-weight="normal" officeooo:rsid="00b82699" style:font-name-asian="宋体" style:font-style-asian="normal" style:font-weight-asian="normal" style:font-name-complex="Times New Roman" style:font-style-complex="normal" style:font-weight-complex="normal"/>
    </style:style>
    <style:style style:name="T44" style:family="text">
      <style:text-properties style:text-position="0% 100%" style:font-name="Times New Roman1" fo:font-style="normal" fo:font-weight="normal" officeooo:rsid="00b8fa85" style:font-name-asian="宋体" style:font-style-asian="normal" style:font-weight-asian="normal" style:font-name-complex="Times New Roman" style:font-style-complex="normal" style:font-weight-complex="normal"/>
    </style:style>
    <style:style style:name="T45" style:family="text">
      <style:text-properties style:text-position="0% 100%" style:font-name="Times New Roman1" fo:font-style="normal" fo:font-weight="normal" officeooo:rsid="00ba58c7" style:font-name-asian="宋体" style:font-style-asian="normal" style:font-weight-asian="normal" style:font-name-complex="Times New Roman" style:font-style-complex="normal" style:font-weight-complex="normal"/>
    </style:style>
    <style:style style:name="T46" style:family="text">
      <style:text-properties style:text-position="0% 100%" style:font-name="Times New Roman1" fo:font-style="normal" fo:font-weight="normal" officeooo:rsid="00ba7f42" style:font-name-asian="宋体" style:font-style-asian="normal" style:font-weight-asian="normal" style:font-name-complex="Times New Roman" style:font-style-complex="normal" style:font-weight-complex="normal"/>
    </style:style>
    <style:style style:name="T47" style:family="text">
      <style:text-properties style:text-position="0% 100%" style:font-name="Times New Roman1" fo:font-style="normal" fo:font-weight="normal" officeooo:rsid="00bb753c" style:font-name-asian="宋体" style:font-style-asian="normal" style:font-weight-asian="normal" style:font-name-complex="Times New Roman" style:font-style-complex="normal" style:font-weight-complex="normal"/>
    </style:style>
    <style:style style:name="T48" style:family="text">
      <style:text-properties style:text-position="0% 100%" style:font-name="Times New Roman1" fo:font-style="normal" fo:font-weight="normal" officeooo:rsid="00bc1abf" style:font-name-asian="宋体" style:font-style-asian="normal" style:font-weight-asian="normal" style:font-name-complex="Times New Roman" style:font-style-complex="normal" style:font-weight-complex="normal"/>
    </style:style>
    <style:style style:name="T49" style:family="text">
      <style:text-properties style:text-position="0% 100%" style:font-name="Times New Roman1" fo:font-style="normal" fo:font-weight="normal" officeooo:rsid="00bc5488" style:font-name-asian="宋体" style:font-style-asian="normal" style:font-weight-asian="normal" style:font-name-complex="Times New Roman" style:font-style-complex="normal" style:font-weight-complex="normal"/>
    </style:style>
    <style:style style:name="T50" style:family="text">
      <style:text-properties style:text-position="0% 100%" style:font-name="Times New Roman1" fo:font-style="normal" fo:font-weight="normal" officeooo:rsid="00c12c34" style:font-name-asian="宋体" style:font-style-asian="normal" style:font-weight-asian="normal" style:font-name-complex="Times New Roman" style:font-style-complex="normal" style:font-weight-complex="normal"/>
    </style:style>
    <style:style style:name="T51" style:family="text">
      <style:text-properties style:text-position="0% 100%" style:font-name="Times New Roman1" fo:font-style="normal" fo:font-weight="normal" officeooo:rsid="00ca74fc" style:font-name-asian="宋体" style:font-style-asian="normal" style:font-weight-asian="normal" style:font-name-complex="Times New Roman" style:font-style-complex="normal" style:font-weight-complex="normal"/>
    </style:style>
    <style:style style:name="T52" style:family="text">
      <style:text-properties style:text-position="0% 100%" style:font-name="Times New Roman1" fo:font-style="normal" fo:font-weight="normal" officeooo:rsid="0188a7e5" style:font-name-asian="宋体" style:font-style-asian="normal" style:font-weight-asian="normal" style:font-name-complex="Times New Roman" style:font-style-complex="normal" style:font-weight-complex="normal"/>
    </style:style>
    <style:style style:name="T53" style:family="text">
      <style:text-properties style:text-position="0% 100%" style:font-name="Times New Roman1" fo:font-style="normal" fo:font-weight="normal" officeooo:rsid="018a7ef6" style:font-name-asian="宋体" style:font-style-asian="normal" style:font-weight-asian="normal" style:font-name-complex="Times New Roman" style:font-style-complex="normal" style:font-weight-complex="normal"/>
    </style:style>
    <style:style style:name="T54" style:family="text">
      <style:text-properties style:text-position="0% 100%" style:font-name="Times New Roman1" fo:font-style="normal" fo:font-weight="normal" officeooo:rsid="018babce" style:font-name-asian="宋体" style:font-style-asian="normal" style:font-weight-asian="normal" style:font-name-complex="Times New Roman" style:font-style-complex="normal" style:font-weight-complex="normal"/>
    </style:style>
    <style:style style:name="T55" style:family="text">
      <style:text-properties style:text-position="0% 100%" fo:font-style="normal" officeooo:rsid="00deadb7" style:font-style-asian="normal" style:font-style-complex="normal"/>
    </style:style>
    <style:style style:name="T56" style:family="text">
      <style:text-properties style:text-position="0% 100%" fo:font-style="normal" officeooo:rsid="00d948f3" style:font-style-asian="normal" style:font-style-complex="normal"/>
    </style:style>
    <style:style style:name="T57" style:family="text">
      <style:text-properties style:text-position="0% 100%" fo:font-style="normal" officeooo:rsid="00e099d7" style:font-style-asian="normal" style:font-style-complex="normal"/>
    </style:style>
    <style:style style:name="T58" style:family="text">
      <style:text-properties style:text-position="0% 100%" fo:font-style="normal" officeooo:rsid="00e11e9d" style:font-style-asian="normal" style:font-style-complex="normal"/>
    </style:style>
    <style:style style:name="T59" style:family="text">
      <style:text-properties style:text-position="0% 100%" fo:font-style="normal" officeooo:rsid="00e2294a" style:font-style-asian="normal" style:font-style-complex="normal"/>
    </style:style>
    <style:style style:name="T60" style:family="text">
      <style:text-properties style:text-position="0% 100%" fo:font-style="normal" officeooo:rsid="010fe721" style:font-style-asian="normal" style:font-style-complex="normal"/>
    </style:style>
    <style:style style:name="T61" style:family="text">
      <style:text-properties style:text-position="0% 100%" fo:font-style="italic" style:font-style-asian="italic" style:font-style-complex="italic"/>
    </style:style>
    <style:style style:name="T62" style:family="text">
      <style:text-properties style:text-position="0% 100%" fo:font-style="italic" officeooo:rsid="00deadb7" style:font-style-asian="italic" style:font-style-complex="italic"/>
    </style:style>
    <style:style style:name="T63" style:family="text">
      <style:text-properties style:text-position="0% 100%" fo:font-style="italic" officeooo:rsid="00d948f3" style:font-style-asian="italic" style:font-style-complex="italic"/>
    </style:style>
    <style:style style:name="T64" style:family="text">
      <style:text-properties style:text-position="0% 100%" fo:font-style="italic" officeooo:rsid="0127c97f" style:font-style-asian="italic" style:font-style-complex="italic"/>
    </style:style>
    <style:style style:name="T65" style:family="text">
      <style:text-properties style:text-position="0% 100%" fo:font-style="italic" style:text-underline-style="none" style:font-style-asian="italic" style:font-style-complex="italic"/>
    </style:style>
    <style:style style:name="T66" style:family="text">
      <style:text-properties style:text-position="0% 100%" fo:font-style="italic" style:text-underline-style="none" officeooo:rsid="012d928e" style:font-style-asian="italic" style:font-style-complex="italic"/>
    </style:style>
    <style:style style:name="T67" style:family="text">
      <style:text-properties style:text-position="0% 100%" fo:font-style="italic" style:text-underline-style="none" officeooo:rsid="012eb12a" style:font-style-asian="italic" style:font-style-complex="italic"/>
    </style:style>
    <style:style style:name="T68" style:family="text">
      <style:text-properties style:text-position="0% 100%" fo:font-style="italic" style:text-underline-style="none" style:font-style-asian="normal" style:font-style-complex="normal"/>
    </style:style>
    <style:style style:name="T69" style:family="text">
      <style:text-properties style:text-position="0% 100%" fo:font-style="italic" style:text-underline-style="none" officeooo:rsid="012d928e" style:font-style-asian="normal" style:font-style-complex="normal"/>
    </style:style>
    <style:style style:name="T70" style:family="text">
      <style:text-properties style:text-position="0% 100%" fo:font-style="italic" style:text-underline-style="none" officeooo:rsid="012f3dfd" style:font-style-asian="normal" style:font-style-complex="normal"/>
    </style:style>
    <style:style style:name="T71" style:family="text">
      <style:text-properties style:text-position="0% 100%" officeooo:rsid="011fd0f6"/>
    </style:style>
    <style:style style:name="T72" style:family="text">
      <style:text-properties style:text-position="0% 100%" style:text-underline-style="none" style:font-style-asian="normal" style:font-style-complex="normal"/>
    </style:style>
    <style:style style:name="T73" style:family="text">
      <style:text-properties style:text-position="0% 100%" style:text-underline-style="none" officeooo:rsid="012d928e" style:font-style-asian="normal" style:font-style-complex="normal"/>
    </style:style>
    <style:style style:name="T74" style:family="text">
      <style:text-properties style:text-position="0% 100%" style:text-underline-style="none" officeooo:rsid="013013dd" style:font-style-asian="normal" style:font-style-complex="normal"/>
    </style:style>
    <style:style style:name="T75" style:family="text">
      <style:text-properties style:text-position="0% 100%" style:text-underline-style="none" officeooo:rsid="0130918c" style:font-style-asian="normal" style:font-style-complex="normal"/>
    </style:style>
    <style:style style:name="T76" style:family="text">
      <style:text-properties style:text-position="0% 100%" style:text-underline-style="none" officeooo:rsid="0131f874" style:font-style-asian="normal" style:font-style-complex="normal"/>
    </style:style>
    <style:style style:name="T77" style:family="text">
      <style:text-properties style:text-position="0% 100%" style:text-underline-style="none" officeooo:rsid="013206e9" style:font-style-asian="normal" style:font-style-complex="normal"/>
    </style:style>
    <style:style style:name="T78" style:family="text">
      <style:text-properties style:text-position="0% 100%" style:text-underline-style="none" officeooo:rsid="0132d30a" style:font-style-asian="normal" style:font-style-complex="normal"/>
    </style:style>
    <style:style style:name="T79" style:family="text">
      <style:text-properties style:text-position="0% 100%" style:text-underline-style="none" officeooo:rsid="01348314" style:font-style-asian="normal" style:font-style-complex="normal"/>
    </style:style>
    <style:style style:name="T80" style:family="text">
      <style:text-properties style:text-position="0% 100%" style:text-underline-style="none" officeooo:rsid="0134ee1a" style:font-style-asian="normal" style:font-style-complex="normal"/>
    </style:style>
    <style:style style:name="T81" style:family="text">
      <style:text-properties style:text-position="0% 100%" style:text-underline-style="none" officeooo:rsid="013525d7" style:font-style-asian="normal" style:font-style-complex="normal"/>
    </style:style>
    <style:style style:name="T82" style:family="text">
      <style:text-properties style:text-position="0% 100%" style:text-underline-style="none" officeooo:rsid="01365012" style:font-style-asian="normal" style:font-style-complex="normal"/>
    </style:style>
    <style:style style:name="T83" style:family="text">
      <style:text-properties style:text-position="0% 100%" style:text-underline-style="none" officeooo:rsid="0137b10f" style:font-style-asian="normal" style:font-style-complex="normal"/>
    </style:style>
    <style:style style:name="T84" style:family="text">
      <style:text-properties style:text-position="0% 100%" style:text-underline-style="none" officeooo:rsid="0138e7a7" style:font-style-asian="normal" style:font-style-complex="normal"/>
    </style:style>
    <style:style style:name="T85" style:family="text">
      <style:text-properties style:text-position="0% 100%" style:text-underline-style="none" officeooo:rsid="013f8a5e" style:font-style-asian="normal" style:font-style-complex="normal"/>
    </style:style>
    <style:style style:name="T86" style:family="text">
      <style:text-properties style:text-position="0% 100%" style:text-underline-style="none" officeooo:rsid="014073e9" style:font-style-asian="normal" style:font-style-complex="normal"/>
    </style:style>
    <style:style style:name="T87" style:family="text">
      <style:text-properties style:text-position="0% 100%" style:text-underline-style="none" officeooo:rsid="0140d550" style:font-style-asian="normal" style:font-style-complex="normal"/>
    </style:style>
    <style:style style:name="T88" style:family="text">
      <style:text-properties style:text-position="0% 100%" style:text-underline-style="none" officeooo:rsid="01411396" style:font-style-asian="normal" style:font-style-complex="normal"/>
    </style:style>
    <style:style style:name="T89" style:family="text">
      <style:text-properties style:text-position="0% 100%" style:text-underline-style="none" officeooo:rsid="0142969c" style:font-style-asian="normal" style:font-style-complex="normal"/>
    </style:style>
    <style:style style:name="T90" style:family="text">
      <style:text-properties style:text-position="0% 100%" style:text-underline-style="none" officeooo:rsid="01453282" style:font-style-asian="normal" style:font-style-complex="normal"/>
    </style:style>
    <style:style style:name="T91" style:family="text">
      <style:text-properties style:text-position="0% 100%" style:text-underline-style="none" officeooo:rsid="01b625de" style:font-style-asian="normal" style:font-style-complex="normal"/>
    </style:style>
    <style:style style:name="T92" style:family="text">
      <style:text-properties style:text-position="0% 100%" style:text-underline-style="none" officeooo:rsid="01b6a342" style:font-style-asian="normal" style:font-style-complex="normal"/>
    </style:style>
    <style:style style:name="T93" style:family="text">
      <style:text-properties style:text-position="0% 100%" style:text-underline-style="none" officeooo:rsid="01b77a60" style:font-style-asian="normal" style:font-style-complex="normal"/>
    </style:style>
    <style:style style:name="T94" style:family="text">
      <style:text-properties style:text-position="0% 100%" style:text-underline-style="none" officeooo:rsid="01bc1bb4" style:font-style-asian="normal" style:font-style-complex="normal"/>
    </style:style>
    <style:style style:name="T95" style:family="text">
      <style:text-properties style:text-position="0% 100%" fo:font-size="10pt" style:text-underline-style="none" officeooo:rsid="01411396" style:font-size-asian="8.75pt" style:font-style-asian="normal" style:font-weight-asian="normal" style:font-size-complex="10pt" style:font-style-complex="normal" style:font-weight-complex="normal"/>
    </style:style>
    <style:style style:name="T96" style:family="text">
      <style:text-properties style:text-position="0% 100%" fo:font-size="10pt" style:text-underline-style="none" officeooo:rsid="0143802a" style:font-size-asian="8.75pt" style:font-style-asian="normal" style:font-weight-asian="normal" style:font-size-complex="10pt" style:font-style-complex="normal" style:font-weight-complex="normal"/>
    </style:style>
    <style:style style:name="T97" style:family="text">
      <style:text-properties officeooo:rsid="003e043e"/>
    </style:style>
    <style:style style:name="T98" style:family="text">
      <style:text-properties officeooo:rsid="003fb530"/>
    </style:style>
    <style:style style:name="T99" style:family="text">
      <style:text-properties officeooo:rsid="003ff4a1"/>
    </style:style>
    <style:style style:name="T100" style:family="text">
      <style:text-properties officeooo:rsid="004577e2"/>
    </style:style>
    <style:style style:name="T101" style:family="text">
      <style:text-properties officeooo:rsid="0048a4b3"/>
    </style:style>
    <style:style style:name="T102" style:family="text">
      <style:text-properties officeooo:rsid="004b2ab1"/>
    </style:style>
    <style:style style:name="T103" style:family="text">
      <style:text-properties officeooo:rsid="005518e8"/>
    </style:style>
    <style:style style:name="T104" style:family="text">
      <style:text-properties officeooo:rsid="005ce6c9"/>
    </style:style>
    <style:style style:name="T105" style:family="text">
      <style:text-properties officeooo:rsid="005ecbb9"/>
    </style:style>
    <style:style style:name="T106" style:family="text">
      <style:text-properties officeooo:rsid="006278ae"/>
    </style:style>
    <style:style style:name="T107" style:family="text">
      <style:text-properties officeooo:rsid="00682e58"/>
    </style:style>
    <style:style style:name="T108" style:family="text">
      <style:text-properties officeooo:rsid="006e30c5"/>
    </style:style>
    <style:style style:name="T109" style:family="text">
      <style:text-properties officeooo:rsid="0077c24f"/>
    </style:style>
    <style:style style:name="T110" style:family="text">
      <style:text-properties officeooo:rsid="007e9252"/>
    </style:style>
    <style:style style:name="T111" style:family="text">
      <style:text-properties officeooo:rsid="008a9a2b"/>
    </style:style>
    <style:style style:name="T112" style:family="text">
      <style:text-properties officeooo:rsid="008ad736"/>
    </style:style>
    <style:style style:name="T113" style:family="text">
      <style:text-properties officeooo:rsid="00955146"/>
    </style:style>
    <style:style style:name="T114" style:family="text">
      <style:text-properties officeooo:rsid="00a05a24"/>
    </style:style>
    <style:style style:name="T115" style:family="text">
      <style:text-properties fo:font-style="italic" style:font-style-asian="italic" style:font-style-complex="italic"/>
    </style:style>
    <style:style style:name="T116" style:family="text">
      <style:text-properties fo:font-style="italic" officeooo:rsid="00a32dde" style:font-style-asian="italic" style:font-style-complex="italic"/>
    </style:style>
    <style:style style:name="T117" style:family="text">
      <style:text-properties fo:font-style="italic" officeooo:rsid="00a70ed8" style:font-style-asian="italic" style:font-style-complex="italic"/>
    </style:style>
    <style:style style:name="T118" style:family="text">
      <style:text-properties fo:font-style="italic" officeooo:rsid="00b22aba" style:font-style-asian="italic" style:font-style-complex="italic"/>
    </style:style>
    <style:style style:name="T119" style:family="text">
      <style:text-properties fo:font-style="italic" officeooo:rsid="00d1a97a" style:font-style-asian="italic" style:font-style-complex="italic"/>
    </style:style>
    <style:style style:name="T120" style:family="text">
      <style:text-properties fo:font-style="italic" officeooo:rsid="00d478fe" style:font-style-asian="italic" style:font-style-complex="italic"/>
    </style:style>
    <style:style style:name="T121" style:family="text">
      <style:text-properties fo:font-style="italic" officeooo:rsid="00d948f3" style:font-style-asian="italic" style:font-style-complex="italic"/>
    </style:style>
    <style:style style:name="T122" style:family="text">
      <style:text-properties fo:font-style="italic" officeooo:rsid="00deadb7" style:font-style-asian="italic" style:font-style-complex="italic"/>
    </style:style>
    <style:style style:name="T123" style:family="text">
      <style:text-properties fo:font-style="italic" officeooo:rsid="0127c97f" style:font-style-asian="italic" style:font-style-complex="italic"/>
    </style:style>
    <style:style style:name="T124" style:family="text">
      <style:text-properties fo:font-style="italic" officeooo:rsid="012d928e" style:font-style-asian="italic" style:font-style-complex="italic"/>
    </style:style>
    <style:style style:name="T125" style:family="text">
      <style:text-properties fo:font-style="normal" style:font-style-asian="normal" style:font-style-complex="normal"/>
    </style:style>
    <style:style style:name="T126" style:family="text">
      <style:text-properties fo:font-style="normal" officeooo:rsid="00a32dde" style:font-style-asian="normal" style:font-style-complex="normal"/>
    </style:style>
    <style:style style:name="T127" style:family="text">
      <style:text-properties fo:font-style="normal" officeooo:rsid="00a68fe7" style:font-style-asian="normal" style:font-style-complex="normal"/>
    </style:style>
    <style:style style:name="T128" style:family="text">
      <style:text-properties fo:font-style="normal" officeooo:rsid="00a70ed8" style:font-style-asian="normal" style:font-style-complex="normal"/>
    </style:style>
    <style:style style:name="T129" style:family="text">
      <style:text-properties fo:font-style="normal" officeooo:rsid="00c1567f" style:font-style-asian="normal" style:font-style-complex="normal"/>
    </style:style>
    <style:style style:name="T130" style:family="text">
      <style:text-properties fo:font-style="normal" officeooo:rsid="00c51574" style:font-style-asian="normal" style:font-style-complex="normal"/>
    </style:style>
    <style:style style:name="T131" style:family="text">
      <style:text-properties fo:font-style="normal" officeooo:rsid="017aa236" style:font-style-asian="normal" style:font-style-complex="normal"/>
    </style:style>
    <style:style style:name="T132" style:family="text">
      <style:text-properties fo:font-style="normal" officeooo:rsid="017c9763" style:font-style-asian="normal" style:font-style-complex="normal"/>
    </style:style>
    <style:style style:name="T133" style:family="text">
      <style:text-properties fo:font-style="normal" officeooo:rsid="017cc833" style:font-style-asian="normal" style:font-style-complex="normal"/>
    </style:style>
    <style:style style:name="T134" style:family="text">
      <style:text-properties fo:font-style="normal" officeooo:rsid="017f7dda" style:font-style-asian="normal" style:font-style-complex="normal"/>
    </style:style>
    <style:style style:name="T135" style:family="text">
      <style:text-properties officeooo:rsid="00b22aba"/>
    </style:style>
    <style:style style:name="T136" style:family="text">
      <style:text-properties style:font-name="Times New Roman1" fo:font-style="italic" officeooo:rsid="00b22aba" style:font-name-asian="宋体" style:font-style-asian="italic" style:font-name-complex="Times New Roman" style:font-style-complex="italic"/>
    </style:style>
    <style:style style:name="T137" style:family="text">
      <style:text-properties style:text-position="sub 58%" style:font-name="Times New Roman1" fo:font-style="italic" fo:font-weight="normal" officeooo:rsid="00b79362" style:font-name-asian="宋体" style:font-style-asian="italic" style:font-weight-asian="normal" style:font-name-complex="Times New Roman" style:font-style-complex="italic" style:font-weight-complex="normal"/>
    </style:style>
    <style:style style:name="T138" style:family="text">
      <style:text-properties style:text-position="sub 58%" style:font-name="Times New Roman1" fo:font-style="italic" fo:font-weight="normal" officeooo:rsid="00b22aba" style:font-name-asian="宋体" style:font-style-asian="italic" style:font-weight-asian="normal" style:font-name-complex="Times New Roman" style:font-style-complex="italic" style:font-weight-complex="normal"/>
    </style:style>
    <style:style style:name="T139" style:family="text">
      <style:text-properties style:text-position="sub 58%" style:font-name="Times New Roman1" fo:font-style="italic" officeooo:rsid="00b79362" style:font-name-asian="宋体" style:font-style-asian="italic" style:font-name-complex="Times New Roman" style:font-style-complex="italic"/>
    </style:style>
    <style:style style:name="T140" style:family="text">
      <style:text-properties style:text-position="sub 58%" fo:font-style="italic" officeooo:rsid="00d7e612" style:font-style-asian="italic" style:font-style-complex="italic"/>
    </style:style>
    <style:style style:name="T141" style:family="text">
      <style:text-properties style:text-position="sub 58%" fo:font-style="italic" officeooo:rsid="00deadb7" style:font-style-asian="italic" style:font-style-complex="italic"/>
    </style:style>
    <style:style style:name="T142" style:family="text">
      <style:text-properties style:text-position="sub 58%" fo:font-style="italic" officeooo:rsid="0127c97f" style:font-style-asian="italic" style:font-style-complex="italic"/>
    </style:style>
    <style:style style:name="T143" style:family="text">
      <style:text-properties style:text-position="sub 58%" fo:font-style="italic" style:text-underline-style="solid" style:text-underline-type="double" style:text-underline-width="auto" style:text-underline-color="font-color" officeooo:rsid="012d928e" style:font-style-asian="italic" style:font-style-complex="italic"/>
    </style:style>
    <style:style style:name="T144" style:family="text">
      <style:text-properties style:text-position="sub 58%" fo:font-style="italic" style:text-underline-style="none" style:font-style-asian="italic" style:font-style-complex="italic"/>
    </style:style>
    <style:style style:name="T145" style:family="text">
      <style:text-properties style:text-position="sub 58%" fo:font-style="italic" style:text-underline-style="none" officeooo:rsid="012d928e" style:font-style-asian="italic" style:font-style-complex="italic"/>
    </style:style>
    <style:style style:name="T146" style:family="text">
      <style:text-properties style:text-position="sub 58%" fo:font-style="italic" style:text-underline-style="none" officeooo:rsid="012eb12a" style:font-style-asian="italic" style:font-style-complex="italic"/>
    </style:style>
    <style:style style:name="T147" style:family="text">
      <style:text-properties style:text-position="sub 58%" fo:font-style="italic" style:text-underline-style="none" style:font-style-asian="normal" style:font-style-complex="normal"/>
    </style:style>
    <style:style style:name="T148" style:family="text">
      <style:text-properties style:text-position="sub 58%" fo:font-style="italic" style:text-underline-style="none" officeooo:rsid="012d928e" style:font-style-asian="normal" style:font-style-complex="normal"/>
    </style:style>
    <style:style style:name="T149" style:family="text">
      <style:text-properties style:text-position="sub 58%" style:text-underline-style="none" officeooo:rsid="012d928e" style:font-style-asian="normal" style:font-style-complex="normal"/>
    </style:style>
    <style:style style:name="T150" style:family="text">
      <style:text-properties officeooo:rsid="00d1a97a"/>
    </style:style>
    <style:style style:name="T151" style:family="text">
      <style:text-properties officeooo:rsid="00d478fe"/>
    </style:style>
    <style:style style:name="T152" style:family="text">
      <style:text-properties officeooo:rsid="00dc2bb8"/>
    </style:style>
    <style:style style:name="T153" style:family="text">
      <style:text-properties officeooo:rsid="00deadb7"/>
    </style:style>
    <style:style style:name="T154" style:family="text">
      <style:text-properties officeooo:rsid="00e80fbd"/>
    </style:style>
    <style:style style:name="T155" style:family="text">
      <style:text-properties officeooo:rsid="00ea8a24"/>
    </style:style>
    <style:style style:name="T156" style:family="text">
      <style:text-properties officeooo:rsid="00ee23df"/>
    </style:style>
    <style:style style:name="T157" style:family="text">
      <style:text-properties officeooo:rsid="00f303b9"/>
    </style:style>
    <style:style style:name="T158" style:family="text">
      <style:text-properties officeooo:rsid="00f6c9dd"/>
    </style:style>
    <style:style style:name="T159" style:family="text">
      <style:text-properties officeooo:rsid="00fc9bfa"/>
    </style:style>
    <style:style style:name="T160" style:family="text">
      <style:text-properties officeooo:rsid="00fd277d"/>
    </style:style>
    <style:style style:name="T161" style:family="text">
      <style:text-properties officeooo:rsid="01015e56"/>
    </style:style>
    <style:style style:name="T162" style:family="text">
      <style:text-properties officeooo:rsid="0101f935"/>
    </style:style>
    <style:style style:name="T163" style:family="text">
      <style:text-properties officeooo:rsid="012d928e"/>
    </style:style>
    <style:style style:name="T164" style:family="text">
      <style:text-properties officeooo:rsid="013bec0a"/>
    </style:style>
    <style:style style:name="T165" style:family="text">
      <style:text-properties officeooo:rsid="013c8dd8"/>
    </style:style>
    <style:style style:name="T166" style:family="text">
      <style:text-properties officeooo:rsid="013dc882"/>
    </style:style>
    <style:style style:name="T167" style:family="text">
      <style:text-properties officeooo:rsid="0148993d"/>
    </style:style>
    <style:style style:name="T168" style:family="text">
      <style:text-properties fo:font-size="9pt" style:font-size-asian="9pt" style:font-size-complex="9pt"/>
    </style:style>
    <style:style style:name="T169" style:family="text">
      <style:text-properties fo:font-size="9pt" officeooo:rsid="014a32f8" style:font-size-asian="9pt" style:font-size-complex="9pt"/>
    </style:style>
    <style:style style:name="T170" style:family="text">
      <style:text-properties fo:font-size="9pt" officeooo:rsid="0148b89a" style:font-size-asian="9pt" style:font-size-complex="9pt"/>
    </style:style>
    <style:style style:name="T171" style:family="text">
      <style:text-properties fo:font-size="9pt" officeooo:rsid="014ad167" style:font-size-asian="9pt" style:font-size-complex="9pt"/>
    </style:style>
    <style:style style:name="T172" style:family="text">
      <style:text-properties fo:font-size="9pt" fo:font-style="italic" style:font-size-asian="9pt" style:font-style-asian="italic" style:font-size-complex="9pt" style:font-style-complex="italic"/>
    </style:style>
    <style:style style:name="T173" style:family="text">
      <style:text-properties fo:font-size="9pt" fo:font-style="italic" officeooo:rsid="014a32f8" style:font-size-asian="9pt" style:font-style-asian="italic" style:font-size-complex="9pt" style:font-style-complex="italic"/>
    </style:style>
    <style:style style:name="T174" style:family="text">
      <style:text-properties fo:font-size="9pt" fo:font-style="italic" officeooo:rsid="014dcd04" style:font-size-asian="9pt" style:font-style-asian="italic" style:font-size-complex="9pt" style:font-style-complex="italic"/>
    </style:style>
    <style:style style:name="T175" style:family="text">
      <style:text-properties officeooo:rsid="015180a7"/>
    </style:style>
    <style:style style:name="T176" style:family="text">
      <style:text-properties officeooo:rsid="015a7c49"/>
    </style:style>
    <style:style style:name="T177" style:family="text">
      <style:text-properties officeooo:rsid="015c46f3"/>
    </style:style>
    <style:style style:name="T178" style:family="text">
      <style:text-properties officeooo:rsid="015cbde6"/>
    </style:style>
    <style:style style:name="T179" style:family="text">
      <style:text-properties officeooo:rsid="01677380"/>
    </style:style>
    <style:style style:name="T180" style:family="text">
      <style:text-properties officeooo:rsid="01764e0c"/>
    </style:style>
    <style:style style:name="T181" style:family="text">
      <style:text-properties officeooo:rsid="01926b8e"/>
    </style:style>
    <style:style style:name="T182" style:family="text">
      <style:text-properties officeooo:rsid="0193cb7e"/>
    </style:style>
    <style:style style:name="T183" style:family="text">
      <style:text-properties officeooo:rsid="01972b90"/>
    </style:style>
    <style:style style:name="T184" style:family="text">
      <style:text-properties officeooo:rsid="0198b347"/>
    </style:style>
    <style:style style:name="T185" style:family="text">
      <style:text-properties officeooo:rsid="0198e97e"/>
    </style:style>
    <style:style style:name="T186" style:family="text">
      <style:text-properties officeooo:rsid="019c1945"/>
    </style:style>
    <style:style style:name="T187" style:family="text">
      <style:text-properties officeooo:rsid="01aff0f6"/>
    </style:style>
    <style:style style:name="T188" style:family="text">
      <style:text-properties officeooo:rsid="01b58b64"/>
    </style:style>
    <style:style style:name="T189" style:family="text">
      <style:text-properties officeooo:rsid="01b5da80"/>
    </style:style>
    <style:style style:name="T190" style:family="text">
      <style:text-properties officeooo:rsid="01b90de8"/>
    </style:style>
    <style:style style:name="T191" style:family="text">
      <style:text-properties officeooo:rsid="01bac515"/>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fo:padding="0.0008in" fo:border="none">
        <style:background-image/>
      </style:graphic-properties>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s>
      <text:p text:style-name="P78"><draw:frame draw:style-name="fr1" draw:name="Frame1" text:anchor-type="char" svg:x="0.0098in" svg:y="0in" svg:width="7.2043in" svg:height="1.5638in" draw:z-index="0"><draw:text-box><text:p text:style-name="P77">An Implementation of a Novel A* Path Planning Algorithm for Line Segmentation of Handwritten Documents</text:p><text:p text:style-name="Frame_20_contents"/><text:p text:style-name="P3">Saverio Meucci</text:p><text:p text:style-name="P5">s.meucci91@gmail.com</text:p></draw:text-box></draw:frame></text:p>
      <text:p text:style-name="P4">Abstract</text:p>
      <text:p text:style-name="P4"/>
      <text:p text:style-name="P48">In this paper it is presented an implementation of <text:s/>a method for line segmentation of handwritten documents. In particular, th<text:span text:style-name="T177">e novelty of this</text:span> procedure is based on the usage of the A* path-<text:span text:style-name="T176">planning</text:span> algorithm, modified for this task thanks to <text:span text:style-name="T177">a smart combination of </text:span>cost functions <text:span text:style-name="T177">that allows the agent to compute paths separating two subsequent text field</text:span>. Some performance measures <text:span text:style-name="T178">have</text:span> been computed, comparing the experimental results on two different datasets. Details about the implementation are also presented.</text:p>
      <text:p text:style-name="P47"/>
      <text:h text:style-name="Heading_20_1" text:outline-level="1">Introduction</text:h>
      <text:p text:style-name="Standard"/>
      <text:p text:style-name="P6"><text:tab/><text:span text:style-name="T107">Current search engines provide a useful tool to search and acquire information from the Internet. However, a lot of this information is not accessible by current search engines, that can only provide information that is computerized. This not accessible information is represented in the form of scanned documents, especially handwritten documents, that cannot be understood by current search engine technology [cit]. In order to make this information available, the scanned document need to be processed and its content recognized to make it searchable with search engine tailored to this task.</text:span></text:p>
      <text:p text:style-name="P6"><text:tab/><text:span text:style-name="T108">In this paper, an implementation of a novel line segmentation method is discussed. Line segmentation is one of the first technique that need to be applied to a scanned handwritten document, so that later each individual words can be extracted and processed. <text:s/>Line segmentation is a complicated task because it has to deal with many difficulties such as curved lines or partially overlapped lines; due to these difficulties, currently there is not an optimal method for line segmentation of handwritten documents. </text:span></text:p>
      <text:p text:style-name="P9"><text:tab/><text:span text:style-name="T109">The method for line segmentation of a handwritten document, developed by [cit] works in three phases. First, the document need to be binarized, thus obtaining a black and white image of the original document. Then, the text lines needs to be automatically localized inside the document, in the form of starting and end points. Finally, using these starting and end points for each line, a path-planning algorithm is executed to determine the path that separates each pair of lines.</text:span></text:p>
      <text:p text:style-name="P9"><text:tab/><text:span text:style-name="T110">In the following sections, details about these three phases for the implemented line segmentation method are given and discussed. A specific focus has been given to the A* path-planning algorithm that was tailored for this task. In fact, the A* algorithm, using a combination of cost functions, is able to determine paths that can cross trough obstacles to deal with overlapping text-lines.</text:span></text:p>
      <text:p text:style-name="P9"><text:tab/><text:span text:style-name="T179">The line segmentation algorithm have been implement in C++11 with OpenCV to handle images and using Eclipse Luna as IDE.</text:span></text:p>
      <text:h text:style-name="P80" text:outline-level="1">Dataset<text:span text:style-name="T26">s</text:span></text:h>
      <text:p text:style-name="P46"/>
      <text:p text:style-name="P34"><text:tab/><text:span text:style-name="T103">The experimental evaluation of the implemented line segmentation method is done on two datasets of handwritten documents.</text:span></text:p>
      <text:p text:style-name="P34"><text:tab/><text:span text:style-name="T28">The Saint Gall dataset is a collection of handwritten documents of the 9</text:span><text:span text:style-name="T29">th </text:span><text:span text:style-name="T33">century, written in </text:span><text:span text:style-name="T37">Latin</text:span><text:span text:style-name="T33">, and contains 60 pages. Each page is written with a single column layout and some of them contains graphics </text:span><text:span text:style-name="T34">[cit]</text:span><text:span text:style-name="T33">. </text:span><text:span text:style-name="T35">The images representing the pages have a </text:span><text:span text:style-name="T36">standard </text:span><text:span text:style-name="T35">size of 1460×1860.</text:span></text:p>
      <text:p text:style-name="P34"><text:span text:style-name="T19"><text:tab/></text:span><text:span text:style-name="T20">The </text:span><text:span text:style-name="T21">second dataset used <text:s/>is a collection of 10 documents belonging to the </text:span><text:span text:style-name="T20">MONK line segmentation (MLS) dataset. </text:span><text:span text:style-name="T21">The MLS dataset contains medieval, historical and contemporary manuscripts that has the purpose of testing line segmentation algorithms [cit]. In fact, this collection of documents presents </text:span><text:span text:style-name="T22">several <text:s/>common problems occurring in handwritten recognition such as line</text:span><text:span text:style-name="T25">s</text:span><text:span text:style-name="T22"> with overlapping </text:span><text:span text:style-name="T24">ascendants</text:span><text:span text:style-name="T22"> and/or descenders, scans with a light rotation and curved lines. </text:span><text:span text:style-name="T23">In this case, the pages do not have a standard size.</text:span></text:p>
      <text:h text:style-name="P79" text:outline-level="1">Sauvola<text:span text:style-name="T27">'s Binarization Algorithm</text:span></text:h>
      <text:p text:style-name="P13"/>
      <text:p text:style-name="P8"><text:tab/><text:span text:style-name="T111">In he first phase the scanned handwritten documents are binarized using a binarization algorithm. One of the most popular binarization technique is Otsu's algorithm, that is a global technique, meaning that it find an optimal threshold to be applied to the entire image. Global techniques, thus, do not take into account differences inside the image and are not good to deal with complicated background noise. For these reasons, Otsu's algorithm does not perform well for binarizing scanned handwritten document. In fact these documents present background that is complicated, as shown in [fig n], and can lead to significant error in the later phases of the line segmentation method, if not correctly dealt with.</text:span></text:p>
      <text:p text:style-name="P7"><text:tab/><text:span text:style-name="T112">To deal with this problem, a local binarization method has been used, that is Sauvola's algorithm [cit]. This algorithm </text:span><text:soft-page-break/><text:span text:style-name="T112">works as follow. <text:s/>A window, typically of size 20</text:span><text:span text:style-name="T35">×</text:span><text:span text:style-name="T112">20, is used to scan the image with a step of one pixel. For each window, the algorithm computes the mean and the standard deviation of that neighborhood of pixels. We then obtain two matrices, one for the mean values, the other for the standard deviation values, the same size as the original images. Each value of these two matrices refers to the mean and the standard deviation of the pixel that was the center of the window a that specific step.</text:span></text:p>
      <text:p text:style-name="P7"><text:tab/><text:span text:style-name="T113">Thanks to these values an individual threshold for each pixel is computed, as shown by Eq. (1),</text:span></text:p>
      <table:table table:name="Tabelle4" table:style-name="Tabelle4">
        <table:table-column table:style-name="Tabelle4.A"/>
        <table:table-column table:style-name="Tabelle4.B"/>
        <table:table-header-rows>
          <table:table-row>
            <table:table-cell table:style-name="Tabelle4.A1" office:value-type="string">
              <text:p text:style-name="P66"><draw:frame draw:style-name="fr2" draw:name="Objekt4" text:anchor-type="as-char" svg:y="-0.2366in" svg:width="2.3236in" svg:height="0.3953in" draw:z-index="1"><draw:object xlink:href="./Object 2" xlink:type="simple" xlink:show="embed" xlink:actuate="onLoad"/><draw:image xlink:href="./ObjectReplacements/Object 2" xlink:type="simple" xlink:show="embed" xlink:actuate="onLoad"/><svg:desc>formula</svg:desc></draw:frame>,</text:p>
            </table:table-cell>
            <table:table-cell table:style-name="Tabelle4.A1" office:value-type="string">
              <text:p text:style-name="P71">(<text:sequence text:ref-name="refText0" text:name="Text" text:formula="ooow:Text+1" style:num-format="1">1</text:sequence>)</text:p>
            </table:table-cell>
          </table:table-row>
        </table:table-header-rows>
      </table:table>
      <text:p text:style-name="P12">where <text:span text:style-name="T115">m(x,y) </text:span><text:span text:style-name="T125">and </text:span><text:span text:style-name="T115">s(x,y) </text:span><text:span text:style-name="T125">are the mean and standard deviation values, respectively, computed at that pixel location, </text:span><text:span text:style-name="T115">k</text:span><text:span text:style-name="T125"> is a constant of positive values </text:span><text:span text:style-name="T126">and </text:span><text:span text:style-name="T116">R </text:span><text:span text:style-name="T127">is the dynamic range of the standard deviation.</text:span></text:p>
      <text:p text:style-name="P11">Using the computed thresholds (1), the image can be binarized taking into account the local differences in intensity <text:span text:style-name="T180">of the image, </text:span>thus leading to a better results.</text:p>
      <text:p text:style-name="P10"><text:tab/><text:span text:style-name="T114">This algorithm was implemented following the work of [cit]. The function takes as parameters an input and an output image, the window size, set to 20</text:span><text:span text:style-name="T35">×</text:span><text:span text:style-name="T112">20, the </text:span><text:span text:style-name="T117">R</text:span><text:span text:style-name="T128"> value, set to 128, and the </text:span><text:span text:style-name="T117">k</text:span><text:span text:style-name="T128"> value set to 0.4. </text:span></text:p>
      <text:p text:style-name="P10"><text:span text:style-name="T128"><text:tab/></text:span><text:span text:style-name="T129">In order to optimize the performance </text:span><text:span text:style-name="T131">of this binarization method</text:span><text:span text:style-name="T129">, we compute the integral image and the square integral image of the document image,</text:span><text:span text:style-name="T130"> so that the window area for each pixel can be </text:span><text:span text:style-name="T132">computed</text:span><text:span text:style-name="T130"> efficiently. Then, diving each window area by the number of pixel</text:span><text:span text:style-name="T134">s</text:span><text:span text:style-name="T130"> in the window </text:span><text:span text:style-name="T133">gives us</text:span><text:span text:style-name="T130"> the mean and the standard deviation for each pixel of the image with which compute the threshold values.</text:span></text:p>
      <text:h text:style-name="P81" text:outline-level="1">Line <text:span text:style-name="T164">L</text:span>ocalization</text:h>
      <text:p text:style-name="P44"/>
      <text:p text:style-name="P45"><text:tab/>The second phase concerns the automatic detection of the locations of the lines inside a handwritten document. <text:span text:style-name="T135">To find these locations, the projection profile analysis has been used. This method computes the horizontal ink density histogram of an image, representing the document, by counting the number of black pixels in the corresponding row. These values are then stored into a vector. We consider as starting points for line segmentation, the points that fall between two local maxima of the histogram. To avoid false local maxima, a persistence threshold has been used, in order to select only the local maxima that are larger than </text:span><text:span text:style-name="T118">( </text:span><text:span text:style-name="T136">μ</text:span><text:span text:style-name="T137">h</text:span><text:span text:style-name="T138"> – </text:span><text:span text:style-name="T136">σ</text:span><text:span text:style-name="T139">h <text:s/></text:span><text:span text:style-name="T38">)</text:span><text:span text:style-name="T41">, </text:span><text:span text:style-name="T42">where </text:span><text:span text:style-name="T39">μ</text:span><text:span text:style-name="T137">h</text:span><text:span text:style-name="T138"> </text:span><text:span text:style-name="T43">is the mean of the ink histogram and </text:span><text:span text:style-name="T40">σ</text:span><text:span text:style-name="T137">h </text:span><text:span text:style-name="T43">is </text:span><text:span text:style-name="T52">its</text:span><text:span text:style-name="T43"> standard deviation. </text:span><text:span text:style-name="T44">These selected local maxima represented the locations of the text lines </text:span><text:span text:style-name="T53">within the document </text:span><text:span text:style-name="T44">and the starting and end points for the line segmentation are set in the middle of two subsequent local maxima.</text:span></text:p>
      <text:p text:style-name="P45"><text:span text:style-name="T44"><text:tab/></text:span><text:span text:style-name="T45">In our implementation, first the binarized image is inverted and then its pixel values are divided by the max value, which is 255. This way we obtain a matrix of values equal to 0 or 1, where 0 represents a white pixel and 1 represents a black pixel, thus making the task of counting the number of black pixel</text:span><text:span text:style-name="T54">s</text:span><text:span text:style-name="T45"> in each row easier, since we only need to sum the values of each row.</text:span><text:span text:style-name="T51"> </text:span><text:span text:style-name="T46">A variation of the procedure uses a binarized image that has undergone a morphological transformation such as opening, to give more weight to the text lines.</text:span></text:p>
      <text:p text:style-name="P33"><text:span text:style-name="T46"><text:tab/></text:span><text:span text:style-name="T47">Since the threshold value depends entirely by the computed ink density histogram, the function takes as parameters </text:span><text:span text:style-name="T48">only the binarized image. </text:span><text:span text:style-name="T49">To compute the local maxima, an external library has been used, namely persistance1D </text:span><text:span text:style-name="T50">[cit]</text:span><text:span text:style-name="T49">, a C++ library for peak detection in one dimensional vector such as our horizontal ink density histogram.</text:span></text:p>
      <text:h text:style-name="P82" text:outline-level="1">A* <text:span text:style-name="T165">Path-finding Algorithm</text:span></text:h>
      <text:p text:style-name="P44"/>
      <text:p text:style-name="P32"><text:tab/><text:span text:style-name="T154">The A* is a path-finding algorithm that minimizes the sum of the costs of the path between a starting node and an ending node that are situated in a map, viewed as a graph. In our case, the graph is the binarized image and each pixel is a node. For each line in the document, the starting node is the starting point computed by the line localization phase, taken at the first column of the image, and the ending node is the same starting point but taken at the last column of the image.</text:span></text:p>
      <text:p text:style-name="P43"><text:tab/>The A* algorithm works as follows. <text:span text:style-name="T181">The algorithm has an open set, the set of <text:s/>nodes to be explored, and a close set, the set of nodes already explored. </text:span>Starting from the starting node, <text:span text:style-name="T182">the algorithm takes</text:span> the neighbors of the current nod<text:span text:style-name="T182">e (that is the starting node in the first iteration)</text:span> and for each one <text:span text:style-name="T183">it computes </text:span>a <text:span text:style-name="T156">score</text:span>, <text:span text:style-name="T184">that is </text:span>the sum <text:span text:style-name="T186">of</text:span> <text:span text:style-name="T185">the cost of the path to the current node, </text:span>the cost of the move from the current node to that specific neighbor and a heuristic that estimates the cost between that neighbor and the ending node. <text:span text:style-name="T155">Each of these neighbors are then put in the open set and the current node is put in the close set. In the next iteration of the algorithm, a new current node is selected from the open set, by choosing the one that has the lowest associated scored, and the algorithm is repeated. When the current node is the ending node, the algorithm terminates.</text:span></text:p>
      <text:p text:style-name="P42"><text:tab/><text:span text:style-name="T157">The heuristic function needs to be admissible to achieve optimality; however, we can use a non-admissible heuristic in order to speed up the search for a path, when the optimality is not a strict requirement, as it is in our case. This can be obtained simply by multiplying by a factor an admissible heuristic such as the euclidean distance.</text:span></text:p>
      <text:p text:style-name="P42"><text:tab/><text:span text:style-name="T158">The specialty of this implementation of the A* algorithm consists in its five costs functions, tailored for the line segmentation task for dealing with things such as overlapping text-lines; the algorithm can, in fact, decides, with a cost, to cross through obstacles, a feature not allowed by the standard algorithm, resolving the problem with unreachable goal states.</text:span></text:p>
      <text:p text:style-name="P42"/>
      <text:p text:style-name="P23">5.1 <text:span text:style-name="T159">Cost Functions</text:span></text:p>
      <text:p text:style-name="P37"/>
      <text:p text:style-name="P37"><text:tab/><text:span text:style-name="T160">The authors of this novel A* path-planning algorithm created five cost functions. These functions, combined together, compute the cost from a node to the next one. The five cost function are the following.</text:span></text:p>
      <text:p text:style-name="P37"><text:soft-page-break/></text:p>
      <text:p text:style-name="P36"><text:tab/><text:span text:style-name="T115">1) The Ink Distance Cost Functions D(n) and D(n)</text:span><text:span text:style-name="T31">2</text:span><text:span text:style-name="T60">:</text:span></text:p>
      <text:p text:style-name="P35">These function<text:span text:style-name="T191">s</text:span> <text:span text:style-name="T162">compute the distance between the current node and the closest black pixel, in the upward and downward direction, and </text:span>control that the computed path stay<text:span text:style-name="T161">s more or less in the middle between two consecutive text-lines.</text:span></text:p>
      <table:table table:name="Table3" table:style-name="Table3">
        <table:table-column table:style-name="Table3.A"/>
        <table:table-column table:style-name="Table3.B"/>
        <table:table-header-rows>
          <table:table-row>
            <table:table-cell table:style-name="Table3.A1" office:value-type="string">
              <text:p text:style-name="P66"><draw:frame draw:style-name="fr2" draw:name="Object3" text:anchor-type="as-char" svg:y="-0.2028in" svg:width="2.1799in" svg:height="0.361in" draw:z-index="2"><draw:object xlink:href="./Object 4" xlink:type="simple" xlink:show="embed" xlink:actuate="onLoad"/><draw:image xlink:href="./ObjectReplacements/Object 4" xlink:type="simple" xlink:show="embed" xlink:actuate="onLoad"/><svg:desc>formula</svg:desc></draw:frame></text:p>
            </table:table-cell>
            <table:table-cell table:style-name="Table3.A1" office:value-type="string">
              <text:p text:style-name="P70">(<text:sequence text:ref-name="refText1" text:name="Text" text:formula="ooow:Text+1" style:num-format="1">2</text:sequence>)</text:p>
            </table:table-cell>
          </table:table-row>
        </table:table-header-rows>
      </table:table>
      <table:table table:name="Table4" table:style-name="Table4">
        <table:table-column table:style-name="Table4.A"/>
        <table:table-column table:style-name="Table4.B"/>
        <table:table-header-rows>
          <table:table-row>
            <table:table-cell table:style-name="Table4.A1" office:value-type="string">
              <text:p text:style-name="P66"><draw:frame draw:style-name="fr2" draw:name="Object4" text:anchor-type="as-char" svg:y="-0.2028in" svg:width="2.2902in" svg:height="0.3827in" draw:z-index="4"><draw:object xlink:href="./Object 5" xlink:type="simple" xlink:show="embed" xlink:actuate="onLoad"/><draw:image xlink:href="./ObjectReplacements/Object 5" xlink:type="simple" xlink:show="embed" xlink:actuate="onLoad"/><svg:desc>formula</svg:desc></draw:frame></text:p>
            </table:table-cell>
            <table:table-cell table:style-name="Table4.A1" office:value-type="string">
              <text:p text:style-name="P70">(<text:sequence text:ref-name="refText2" text:name="Text" text:formula="ooow:Text+1" style:num-format="1">3</text:sequence>)</text:p>
            </table:table-cell>
          </table:table-row>
        </table:table-header-rows>
      </table:table>
      <text:p text:style-name="P31"/>
      <text:p text:style-name="P25"><text:span text:style-name="T3"><text:tab/></text:span><text:span text:style-name="T17">2) The Map-Obstacle Cost Function M(n)</text:span><text:span text:style-name="T3">:</text:span></text:p>
      <text:p text:style-name="P41"><text:span text:style-name="T1">The function gives a penalty when the path passes through an obstacle. </text:span><text:span text:style-name="T15">It </text:span><text:span text:style-name="T1">allows the agent of the algorithm to cross obstacle</text:span><text:span text:style-name="T7">s</text:span><text:span text:style-name="T1"> but also </text:span><text:span text:style-name="T4">discourages</text:span><text:span text:style-name="T1"> </text:span><text:span text:style-name="T8">it </text:span><text:span text:style-name="T4">when it is not necessary. </text:span><text:span text:style-name="T5">The function returns a value of 1, if the agent lies on a node that is a black pixel and therefore an obstacle, </text:span><text:span text:style-name="T16">it </text:span><text:span text:style-name="T5">returns 0 otherwise.</text:span></text:p>
      <text:p text:style-name="P14"/>
      <text:p text:style-name="P41"><text:span text:style-name="T5"><text:tab/></text:span><text:span text:style-name="T18">3) The Vertical Cost Function V(n)</text:span><text:span text:style-name="T6">:</text:span></text:p>
      <text:p text:style-name="P16">Th<text:span text:style-name="T187">is</text:span> function controls that the computed path does not deviate to<text:span text:style-name="T190">o</text:span> much from the y-position of the starting node and ending node.</text:p>
      <table:table table:name="Table5" table:style-name="Table5">
        <table:table-column table:style-name="Table5.A"/>
        <table:table-column table:style-name="Table5.B"/>
        <table:table-header-rows>
          <table:table-row>
            <table:table-cell table:style-name="Table5.A1" office:value-type="string">
              <text:p text:style-name="P66"><draw:frame draw:style-name="fr2" draw:name="Object5" text:anchor-type="as-char" svg:y="-0.1453in" svg:width="1.2728in" svg:height="0.1965in" draw:z-index="6"><draw:object xlink:href="./Object 6" xlink:type="simple" xlink:show="embed" xlink:actuate="onLoad"/><draw:image xlink:href="./ObjectReplacements/Object 6" xlink:type="simple" xlink:show="embed" xlink:actuate="onLoad"/><svg:desc>formula</svg:desc></draw:frame></text:p>
            </table:table-cell>
            <table:table-cell table:style-name="Table5.A1" office:value-type="string">
              <text:p text:style-name="P70">(<text:sequence text:ref-name="refText3" text:name="Text" text:formula="ooow:Text+1" style:num-format="1">4</text:sequence>)</text:p>
            </table:table-cell>
          </table:table-row>
        </table:table-header-rows>
      </table:table>
      <text:p text:style-name="P15"/>
      <text:p text:style-name="P40"><text:tab/><text:span text:style-name="T115">4) The Neighbor Cost Function N(</text:span><text:span text:style-name="T123">s</text:span><text:span text:style-name="T142">i</text:span><text:span text:style-name="T64">, s</text:span><text:span text:style-name="T142">j</text:span><text:span text:style-name="T61">)</text:span><text:span text:style-name="T32">:</text:span></text:p>
      <text:p text:style-name="P22">This cost function is the same as the standard A* algorithm. It determines the cost of a move from the current <text:span text:style-name="T188">node</text:span> to a <text:span text:style-name="T189">neighbor</text:span> <text:span text:style-name="T188">node</text:span>. In our case, the agent can move in eight directions; the cost is 10 for horizontal and vertical movements and 14 for diagonal movements</text:p>
      <text:p text:style-name="P22"/>
      <text:p text:style-name="P40"><text:span text:style-name="T32"><text:tab/></text:span><text:span text:style-name="T71">These cost functions are then combined as follows:</text:span></text:p>
      <table:table table:name="Table6" table:style-name="Table6">
        <table:table-column table:style-name="Table6.A"/>
        <table:table-column table:style-name="Table6.B"/>
        <table:table-header-rows>
          <table:table-row>
            <table:table-cell table:style-name="Table6.A1" office:value-type="string">
              <text:p text:style-name="P66"><draw:frame draw:style-name="fr2" draw:name="Object6" text:anchor-type="as-char" svg:y="-0.2118in" svg:width="2.528in" svg:height="0.3807in" draw:z-index="7"><draw:object xlink:href="./Object 7" xlink:type="simple" xlink:show="embed" xlink:actuate="onLoad"/><draw:image xlink:href="./ObjectReplacements/Object 7" xlink:type="simple" xlink:show="embed" xlink:actuate="onLoad"/><svg:desc>formula</svg:desc></draw:frame>,</text:p>
            </table:table-cell>
            <table:table-cell table:style-name="Table6.A1" office:value-type="string">
              <text:p text:style-name="P70">(<text:sequence text:ref-name="refText4" text:name="Text" text:formula="ooow:Text+1" style:num-format="1">5</text:sequence>)</text:p>
            </table:table-cell>
          </table:table-row>
        </table:table-header-rows>
      </table:table>
      <text:p text:style-name="P17"><text:span text:style-name="T163">where </text:span><text:span text:style-name="T124">c</text:span><text:span text:style-name="T145">d</text:span><text:span text:style-name="T73">, </text:span><text:span text:style-name="T66">c</text:span><text:span text:style-name="T145">d2</text:span><text:span text:style-name="T73">, </text:span><text:span text:style-name="T66">c</text:span><text:span text:style-name="T145">m</text:span><text:span text:style-name="T149">,</text:span><text:span text:style-name="T73">, </text:span><text:span text:style-name="T66">c</text:span><text:span text:style-name="T145">v</text:span><text:span text:style-name="T69"> </text:span><text:span text:style-name="T73">and</text:span><text:span text:style-name="T69"> c</text:span><text:span text:style-name="T148">n</text:span><text:span text:style-name="T73"> are parameters that have been tuned by the author</text:span><text:span text:style-name="T91">s</text:span><text:span text:style-name="T73"> of the original paper. These parameters assume different values for each dataset used. For the Saint Gall dataset: <text:s/></text:span><text:span text:style-name="T66">c</text:span><text:span text:style-name="T145">d</text:span><text:span text:style-name="T143"> </text:span><text:span text:style-name="T69">= 150,</text:span><text:span text:style-name="T73"> </text:span><text:span text:style-name="T66">c</text:span><text:span text:style-name="T145">d2</text:span><text:span text:style-name="T73"> = 50, <text:s/></text:span><text:span text:style-name="T66">c</text:span><text:span text:style-name="T145">m</text:span><text:span text:style-name="T73"> = 50, <text:s/></text:span><text:span text:style-name="T66">c</text:span><text:span text:style-name="T145">v</text:span><text:span text:style-name="T69"> = 3, </text:span><text:span text:style-name="T73">and</text:span><text:span text:style-name="T69"> c</text:span><text:span text:style-name="T148">n </text:span><text:span text:style-name="T69"><text:s/></text:span><text:span text:style-name="T73">= 1.</text:span></text:p>
      <text:p text:style-name="P19"><text:span text:style-name="T72">For the MLS dataset: </text:span><text:span text:style-name="T65">c</text:span><text:span text:style-name="T146">d</text:span><text:span text:style-name="T67"> </text:span><text:span text:style-name="T68">= 1</text:span><text:span text:style-name="T70">3</text:span><text:span text:style-name="T68">0,</text:span><text:span text:style-name="T72"> </text:span><text:span text:style-name="T65">c</text:span><text:span text:style-name="T144">d2</text:span><text:span text:style-name="T72"> = 0, <text:s/></text:span><text:span text:style-name="T65">c</text:span><text:span text:style-name="T144">m</text:span><text:span text:style-name="T72"> = 50, <text:s/></text:span><text:span text:style-name="T65">c</text:span><text:span text:style-name="T144">v</text:span><text:span text:style-name="T68"> = </text:span><text:span text:style-name="T70">2.5</text:span><text:span text:style-name="T68">, </text:span><text:span text:style-name="T72">and</text:span><text:span text:style-name="T68"> c</text:span><text:span text:style-name="T147">n </text:span><text:span text:style-name="T68"><text:s/></text:span><text:span text:style-name="T72">= 1.</text:span></text:p>
      <text:p text:style-name="P19"/>
      <text:p text:style-name="P20"><text:span text:style-name="T72">5.</text:span><text:span text:style-name="T74">2 Implementation</text:span></text:p>
      <text:p text:style-name="P21"/>
      <text:p text:style-name="P21"><text:span text:style-name="T74"><text:tab/></text:span><text:span text:style-name="T75">The A* path-planning algorithm is executed for each line of a document found during the line localization phase. </text:span><text:span text:style-name="T76">After a document is processed, the paths that separates each text-line are obtained. </text:span><text:span text:style-name="T77">In order to compare the detected lines with the ground-truth lines, each path is used to segment the text-lines; each line is then saved in a separated image. </text:span><text:span text:style-name="T78">Therefore</text:span><text:span text:style-name="T77">, for each document image, we will have a set of binarized image, the same size as the original, each containing one single detected text-line.</text:span></text:p>
      <text:p text:style-name="P21"><text:span text:style-name="T77"><text:tab/></text:span><text:span text:style-name="T78">The implemented algorithm is quite slow for large images, due to the high number of nodes </text:span><text:span text:style-name="T92">that need to be explored</text:span><text:span text:style-name="T78">. In order to speed-up the computational time some expedients have been put in practice, that do not sacrifice </text:span><text:span text:style-name="T93">too much</text:span><text:span text:style-name="T78"> the accuracy of the line segmentation method.</text:span></text:p>
      <text:p text:style-name="P21"><text:span text:style-name="T78"><text:tab/></text:span><text:span text:style-name="T79">The first expedient regards how the neighbor</text:span><text:span text:style-name="T94">s</text:span><text:span text:style-name="T79"> of a current node are explored. The standard approach, making use of <text:s/>8-directional movements, is to selected the neighbors within a range of one move for each direction. To boost the performance of the A* algorithm, a step of </text:span><text:span text:style-name="T81">two</text:span><text:span text:style-name="T79"> move</text:span><text:span text:style-name="T82">s</text:span><text:span text:style-name="T79"> have been used, meaning that are considered neighbors the nodes that have a distance of two mo</text:span><text:span text:style-name="T83">v</text:span><text:span text:style-name="T79">e</text:span><text:span text:style-name="T83">s</text:span><text:span text:style-name="T79">, for each direction, from the current node. </text:span><text:span text:style-name="T80">This approach greatly reduces the number of explored node</text:span><text:span text:style-name="T84">s</text:span><text:span text:style-name="T80">, that are the pixels of an image.</text:span></text:p>
      <text:p text:style-name="P21"><text:span text:style-name="T80"><text:tab/></text:span><text:span text:style-name="T85">Another way to improve the performance of the algorithm is to use a non-admissible heuristic function to estimate the distance between a node a the ending node. </text:span><text:span text:style-name="T86">By default, the algorithm use as a heuristic function the euclidean distance, multiplied by a factor of 10, since that is the cost for a horizontal move</text:span><text:span text:style-name="T85">. </text:span><text:span text:style-name="T87">That represents the paths with the lowest sum of costs, which is a straight line from the starting node to the ending node. </text:span><text:span text:style-name="T88">The factor is </text:span><text:span text:style-name="T89">halved</text:span><text:span text:style-name="T88"> when a step of two moves is used to explore the neighbors; that is because, since the agent navigates the map with two steps at a time, the cost for each horizontal move become 20. </text:span><text:span text:style-name="T90">Simply increasing the multiplication factor can significantly improve the speed of the algorithm.</text:span></text:p>
      <text:p text:style-name="P18"><text:span text:style-name="T95"><text:tab/></text:span><text:span text:style-name="T96">Other precaution have been used to boost the performance of the algorithm such as using a priority queue as a data structure for the open set and using a modified distance transform to compute the distance to the closest black pixel in the upward and downward direction for each pixel, improving the speed of the two ink distance cost functions. </text:span></text:p>
      <text:h text:style-name="P83" text:outline-level="1">Ground-truth <text:span text:style-name="T166">C</text:span>reation</text:h>
      <text:p text:style-name="P39"/>
      <text:p text:style-name="P30"><text:tab/><text:span text:style-name="T104">The ground-truth for the line segmentation is created both manually and thanks to a script. In general, for each line of a handwritten document we need a to create an image, the same size as the original document, <text:s/>containing only that binarized line; since this is the same format with which the detected line are created, we can easily confront them and decide if the line were correctly detected.</text:span></text:p>
      <text:p text:style-name="P30"><text:tab/><text:span text:style-name="T105">For the Saint Gall dataset, <text:s/>information about the location of the text lines were provided in the form of XML files. These files contain the coordinates of the contour of every line in the Saint Gall's documents. A python script was built in order to parse these XML files: the documents were resized to half a size, binarized and finally segmented accordingly to the contours and the save, obtaining the format described at the beginning of this section. </text:span></text:p>
      <text:p text:style-name="P30"><text:tab/><text:span text:style-name="T106">For the MLS dataset, no information about the lines were given. In this case, the ground-truth lines were acquired manually with the help of an image editor such as GIMP.</text:span></text:p>
      <text:h text:style-name="P86" text:outline-level="1"><text:soft-page-break/>Results</text:h>
      <text:p text:style-name="P29"/>
      <text:p text:style-name="P29"><text:tab/><text:span text:style-name="T150">In order to evaluate the performance of the line segmentation method, three measures have been used. </text:span></text:p>
      <text:p text:style-name="P27"><text:tab/><text:span text:style-name="T150">The first measure used is the pixel-level hit rate, computed as follows:</text:span></text:p>
      <table:table table:name="Table1" table:style-name="Table1">
        <table:table-column table:style-name="Table1.A"/>
        <table:table-column table:style-name="Table1.B"/>
        <table:table-header-rows>
          <table:table-row>
            <table:table-cell table:style-name="Table1.A1" office:value-type="string">
              <text:p text:style-name="P66"><draw:frame draw:style-name="fr2" draw:name="Object1" text:anchor-type="as-char" svg:y="-0.2028in" svg:width="0.9193in" svg:height="0.3311in" draw:z-index="3"><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70">(<text:sequence text:ref-name="refText5" text:name="Text" text:formula="ooow:Text+1" style:num-format="1">6</text:sequence>)</text:p>
            </table:table-cell>
          </table:table-row>
        </table:table-header-rows>
      </table:table>
      <text:p text:style-name="P28"><text:span text:style-name="T151">where </text:span><text:span text:style-name="T120">GT</text:span><text:span text:style-name="T151"> is the set of black pixels in the ground-truth line, </text:span><text:span text:style-name="T120">R</text:span><text:span text:style-name="T151"> is the total number of black pixels in the line detected by the algorithm and </text:span><text:span text:style-name="T120">G(S)</text:span><text:span text:style-name="T151"> is the number of shared black pixel between a particular pair of ground-truth line and detected line; basically, basically, it computes the percentage of shared black pixels between a ground-truth line and a detected line.</text:span></text:p>
      <text:p text:style-name="P27"><text:span text:style-name="T150"><text:s/>At this point we have </text:span><text:span text:style-name="T119">M</text:span><text:span text:style-name="T150"> ground-truth lines and </text:span><text:span text:style-name="T119">N</text:span><text:span text:style-name="T150"> detected lines. The pixel-level hit rate is computed for each pair of ground-truth lines and detected lines, thus obtaining a </text:span><text:span text:style-name="T119">M x N</text:span><text:span text:style-name="T150"> matrix </text:span><text:span text:style-name="T119">P</text:span><text:span text:style-name="T150">, where </text:span><text:span text:style-name="T119">P</text:span><text:span text:style-name="T140">ij</text:span><text:span text:style-name="T119"> </text:span><text:span text:style-name="T150">is the percentage of shared black pixel between </text:span><text:span text:style-name="T121">i</text:span><text:span text:style-name="T30">th</text:span><text:span text:style-name="T150"> ground-truth line and </text:span><text:span text:style-name="T121">j</text:span><text:span text:style-name="T30">th</text:span><text:span text:style-name="T150"> detected line. For every ground-truth line the optimal assignment is selected. The corresponding value represents the pixel-level hit rate between the ground-truth line and the optimal detected line.</text:span></text:p>
      <text:p text:style-name="P27"><text:tab/><text:span text:style-name="T152">Selecting the optimal assignment for each ground-truth line is not enough to determine is a line has been correctly detected. We also need to use the text-line detection accuracy measure to do so. A line I is correctly detected if </text:span></text:p>
      <table:table table:name="Table2" table:style-name="Table2">
        <table:table-column table:style-name="Table2.A"/>
        <table:table-column table:style-name="Table2.B"/>
        <table:table-header-rows>
          <table:table-row>
            <table:table-cell table:style-name="Table2.A1" office:value-type="string">
              <text:p text:style-name="P66"><draw:frame draw:style-name="fr2" draw:name="Object2" text:anchor-type="as-char" svg:y="-0.4299in" svg:width="1.1083in" svg:height="0.8201in" draw:z-index="5"><draw:object xlink:href="./Object 3" xlink:type="simple" xlink:show="embed" xlink:actuate="onLoad"/><draw:image xlink:href="./ObjectReplacements/Object 3" xlink:type="simple" xlink:show="embed" xlink:actuate="onLoad"/><svg:desc>formula</svg:desc></draw:frame>,</text:p>
            </table:table-cell>
            <table:table-cell table:style-name="Table2.A1" office:value-type="string">
              <text:p text:style-name="P70">(<text:sequence text:ref-name="refText6" text:name="Text" text:formula="ooow:Text+1" style:num-format="1">7</text:sequence>)</text:p>
            </table:table-cell>
          </table:table-row>
        </table:table-header-rows>
      </table:table>
      <text:p text:style-name="P56"><text:tab/><text:span text:style-name="T153">Where </text:span><text:span text:style-name="T122">G</text:span><text:span text:style-name="T141">ij</text:span><text:span text:style-name="T62"> </text:span><text:span text:style-name="T55">is the pixel-level hit rate of the optimal assignment, </text:span><text:span text:style-name="T62">GT</text:span><text:span text:style-name="T141">i</text:span><text:span text:style-name="T55"> <text:s/>is the number of black pixel in the <text:s/></text:span><text:span text:style-name="T63">i</text:span><text:span text:style-name="T30">th</text:span><text:span text:style-name="T56"> </text:span><text:span text:style-name="T55">ground-truth line and </text:span><text:span text:style-name="T62">R</text:span><text:span text:style-name="T141">j</text:span><text:span text:style-name="T55"> is the number of black pixel in the </text:span><text:span text:style-name="T63">j</text:span><text:span text:style-name="T30">th </text:span><text:span text:style-name="T55">detected line.</text:span></text:p>
      <text:p text:style-name="P51"><text:span text:style-name="T55"><text:tab/>For every document image processed by the line segmentation <text:s/>we obtain these three measures and the number of correctly detected lines with regards to the total number of ground-truth lines, </text:span><text:span text:style-name="T57">thus </text:span><text:span text:style-name="T58">with some simple operation we can obtain </text:span><text:span text:style-name="T59">the total </text:span><text:span text:style-name="T58">statistics about the entire dataset.</text:span></text:p>
      <text:p text:style-name="P54"/>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57">Datasets</text:p>
          </table:table-cell>
          <table:table-cell table:style-name="Tabella1.A1" office:value-type="string">
            <text:p text:style-name="P60">Hit-rate</text:p>
          </table:table-cell>
          <table:table-cell table:style-name="Tabella1.A1" office:value-type="string">
            <text:p text:style-name="P60">Line accuracy</text:p>
          </table:table-cell>
          <table:table-cell table:style-name="Tabella1.D1" office:value-type="string">
            <text:p text:style-name="P72">Correctly detected</text:p>
          </table:table-cell>
        </table:table-row>
        <table:table-row>
          <table:table-cell table:style-name="Tabella1.A2" office:value-type="string">
            <text:p text:style-name="P63">Saint Gall</text:p>
          </table:table-cell>
          <table:table-cell table:style-name="Tabella1.A2" office:value-type="string">
            <text:p text:style-name="P67">94,08</text:p>
          </table:table-cell>
          <table:table-cell table:style-name="Tabella1.C2" office:value-type="string">
            <text:p text:style-name="P67">97,03</text:p>
          </table:table-cell>
          <table:table-cell table:style-name="Tabella1.D2" office:value-type="string">
            <text:p text:style-name="P67">93,57</text:p>
          </table:table-cell>
        </table:table-row>
        <table:table-row>
          <table:table-cell table:style-name="Tabella1.A2" office:value-type="string">
            <text:p text:style-name="P63">ML<text:span text:style-name="T167">S</text:span></text:p>
          </table:table-cell>
          <table:table-cell table:style-name="Tabella1.A2" office:value-type="string">
            <text:p text:style-name="P67">85,2</text:p>
          </table:table-cell>
          <table:table-cell table:style-name="Tabella1.A2" office:value-type="string">
            <text:p text:style-name="P67">91,7</text:p>
          </table:table-cell>
          <table:table-cell table:style-name="Tabella1.D3" office:value-type="string">
            <text:p text:style-name="P67">72</text:p>
          </table:table-cell>
        </table:table-row>
      </table:table>
      <text:p text:style-name="P75"><text:span text:style-name="T168">Tab </text:span><text:span text:style-name="T168"><text:sequence text:ref-name="refTab0" text:name="Tab" text:formula="ooow:Tab+1" style:num-format="1">1</text:sequence></text:span><text:span text:style-name="T168">: Multiplying factor: 5, step: 2.</text:span><text:span text:style-name="T169"> Values are expressed in %.</text:span></text:p>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58">Datasets</text:p>
          </table:table-cell>
          <table:table-cell table:style-name="Tabella2.A1" office:value-type="string">
            <text:p text:style-name="P61">Hit-rate</text:p>
          </table:table-cell>
          <table:table-cell table:style-name="Tabella2.A1" office:value-type="string">
            <text:p text:style-name="P61">Line accuracy</text:p>
          </table:table-cell>
          <table:table-cell table:style-name="Tabella2.D1" office:value-type="string">
            <text:p text:style-name="P73">Correctly detected</text:p>
          </table:table-cell>
        </table:table-row>
        <table:table-row>
          <table:table-cell table:style-name="Tabella2.A2" office:value-type="string">
            <text:p text:style-name="P64">Saint Gall</text:p>
          </table:table-cell>
          <table:table-cell table:style-name="Tabella2.A2" office:value-type="string">
            <text:p text:style-name="P69">94,10</text:p>
          </table:table-cell>
          <table:table-cell table:style-name="Tabella2.C2" office:value-type="string">
            <text:p text:style-name="P69">97,6</text:p>
          </table:table-cell>
          <table:table-cell table:style-name="Tabella2.D2" office:value-type="string">
            <text:p text:style-name="P69">93,57</text:p>
          </table:table-cell>
        </table:table-row>
        <table:table-row>
          <table:table-cell table:style-name="Tabella2.A2" office:value-type="string">
            <text:p text:style-name="P64">ML<text:span text:style-name="T167">S</text:span></text:p>
          </table:table-cell>
          <table:table-cell table:style-name="Tabella2.A2" office:value-type="string">
            <text:p text:style-name="P69">85,3</text:p>
          </table:table-cell>
          <table:table-cell table:style-name="Tabella2.A2" office:value-type="string">
            <text:p text:style-name="P69">91,7</text:p>
          </table:table-cell>
          <table:table-cell table:style-name="Tabella2.D3" office:value-type="string">
            <text:p text:style-name="P69">72</text:p>
          </table:table-cell>
        </table:table-row>
      </table:table>
      <text:p text:style-name="P76"><text:span text:style-name="T168">Tab </text:span><text:span text:style-name="T168"><text:sequence text:ref-name="refTab1" text:name="Tab" text:formula="ooow:Tab+1" style:num-format="1">2</text:sequence></text:span><text:span text:style-name="T168">: Multiplying factor: </text:span><text:span text:style-name="T170">10</text:span><text:span text:style-name="T168">, step: 2. </text:span><text:span text:style-name="T171">Values are expressed in %</text:span></text:p>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59">Datasets</text:p>
          </table:table-cell>
          <table:table-cell table:style-name="Tabella3.A1" office:value-type="string">
            <text:p text:style-name="P62">Hit-rate</text:p>
          </table:table-cell>
          <table:table-cell table:style-name="Tabella3.A1" office:value-type="string">
            <text:p text:style-name="P62">Line accuracy</text:p>
          </table:table-cell>
          <table:table-cell table:style-name="Tabella3.D1" office:value-type="string">
            <text:p text:style-name="P74">Correctly detected</text:p>
          </table:table-cell>
        </table:table-row>
        <table:table-row>
          <table:table-cell table:style-name="Tabella3.A2" office:value-type="string">
            <text:p text:style-name="P65">Saint Gall</text:p>
          </table:table-cell>
          <table:table-cell table:style-name="Tabella3.A2" office:value-type="string">
            <text:p text:style-name="P68">94,<text:span text:style-name="T175">13</text:span></text:p>
          </table:table-cell>
          <table:table-cell table:style-name="Tabella3.C2" office:value-type="string">
            <text:p text:style-name="P68">9<text:span text:style-name="T175">6,97</text:span></text:p>
          </table:table-cell>
          <table:table-cell table:style-name="Tabella3.D2" office:value-type="string">
            <text:p text:style-name="P68">93,<text:span text:style-name="T175">64</text:span></text:p>
          </table:table-cell>
        </table:table-row>
        <table:table-row>
          <table:table-cell table:style-name="Tabella3.A2" office:value-type="string">
            <text:p text:style-name="P65">ML<text:span text:style-name="T167">S</text:span></text:p>
          </table:table-cell>
          <table:table-cell table:style-name="Tabella3.A2" office:value-type="string">
            <text:p text:style-name="P68">85,<text:span text:style-name="T175">4</text:span></text:p>
          </table:table-cell>
          <table:table-cell table:style-name="Tabella3.A2" office:value-type="string">
            <text:p text:style-name="P68">91,7<text:span text:style-name="T175">5</text:span></text:p>
          </table:table-cell>
          <table:table-cell table:style-name="Tabella3.D3" office:value-type="string">
            <text:p text:style-name="P68">72</text:p>
          </table:table-cell>
        </table:table-row>
      </table:table>
      <text:p text:style-name="P55"><text:span text:style-name="T168"><text:tab/></text:span><text:span text:style-name="T172">Tab </text:span><text:span text:style-name="T172"><text:sequence text:ref-name="refTab2" text:name="Tab" text:formula="ooow:Tab+1" style:num-format="1">3</text:sequence></text:span><text:span text:style-name="T172">: Multiplying factor: </text:span><text:span text:style-name="T174">20</text:span><text:span text:style-name="T172">, step: </text:span><text:span text:style-name="T174">1</text:span><text:span text:style-name="T172">.</text:span><text:span text:style-name="T173"> Values are expressed in %.<text:tab/></text:span></text:p>
      <text:p text:style-name="P49"/>
      <text:p text:style-name="P52"><text:span text:style-name="T1"><text:tab/></text:span><text:span text:style-name="T10">The computational time for the 1431 lines of the Saint Gall datasets is, following the order of the tables, ~10 minutes for the first case, ~20 for the second case and ~40 minutes for the last case. The computational time of the method without any expedients for the A* algorithm is around 77 minutes.</text:span></text:p>
      <text:p text:style-name="P52"><text:span text:style-name="T10"><text:tab/></text:span><text:span text:style-name="T11">Instead, the computational time for the 200 lines of the 10 documents selections from the MLS dataset is, following the order of the tables, ~5 minutes for the first case, ~15 minutes for the second case and ~40 minutes for the last case.</text:span></text:p>
      <text:p text:style-name="P50"><text:tab/>As one can see from the tables, the MLS dataset performs worse than the Saint Gall dataset; that is consistent with the fact that MLS is a heterogeneous collection of handwritten documents, presenting several problems that occurs during handwritten recognition.</text:p>
      <text:p text:style-name="P53"><text:span text:style-name="T11"><text:tab/></text:span><text:span text:style-name="T12">Another thing to notice is that changing the step value to two or increasing the multiplication factor, while greatly improving the speed of the algorithm, does not significantly alter the accuracy of the line segmentation method</text:span><text:span text:style-name="T11">, </text:span><text:span text:style-name="T13">thus legitimizing the usage of these expedients.</text:span></text:p>
      <text:p text:style-name="P52"><text:span text:style-name="T2"><text:tab/></text:span><text:span text:style-name="T14">Lastly, o</text:span><text:span text:style-name="T2">ne of the main problems when comparing the ground-truth with the detections is that the binarization algorithm is not able to remove graphics from the image. Thus, a correctly detected line may not be recognized as such because, while the text-line is correct, in the image of the detected line the non-removed graphics is still present; conversely, in the corresponding ground-truth line the graphics are correctly remove by a human user. </text:span><text:span text:style-name="T9">Thus, the additional noise in the detected line compared to the ground-truth line can greatly effect this measures, as swell as missing parts of the text-line.</text:span></text:p>
      <text:h text:style-name="P84" text:outline-level="1">Conclusions</text:h>
      <text:p text:style-name="P26"/>
      <text:p text:style-name="P38"><text:tab/>This paper present<text:span text:style-name="T99">ed</text:span> an implementation of line segmentation method for handwritten documents based on the [cit]. First the document is binarized using the Sauvola' binarization algorithm; then the projection profile analysis is used to determine start and end points for each line of the handwritten document; using this start and end points the A* path-finding algorithm is performed to determine the path that separates each pair of lines; finally, each line is segmented and saved as a different document containing only <text:span text:style-name="T97">that </text:span>one binarized line, <text:span text:style-name="T100">necessary to be compared with the ground-truth.</text:span></text:p>
      <text:p text:style-name="P38"><text:tab/><text:span text:style-name="T98">Although the experiments performed on the two datasets used show good results and close to the ones obtained by the original authors of this line segmentation method, some problems still arise. </text:span></text:p>
      <text:p text:style-name="P38"><text:soft-page-break/><text:tab/><text:span text:style-name="T101">In particular, Sauvola's binarization algorithm, while better than Otsu's algorithm to deal with complicated background, is not able to correctly delete the graphics presented in some documents. This leads to error in the line localization and consequently to the line segmentation, because false lines are detected. The non-text graphics can be removed by tweaking the threshold value but this causes problems with the binarization of the text. So a compromise needs to be found.</text:span></text:p>
      <text:p text:style-name="P38"><text:tab/><text:span text:style-name="T102">Also, projection profile analysis for line localization is not always precise but presents some flaws. The method is not able to detected the starting point of lines that are too short compared to the majority of the other lines because they are below the computed threshold.</text:span></text:p>
      <text:p text:style-name="P38"><text:tab/>Finally, due to the size of the images representing the documents, the A* path-finding algorithm is quite slow, worse than the performance obtained by the original authors of the method, although their paper lacks references to implementation details. A considerable speed-up for the algorithm can be obtained modifying the step used to navigate the map, <text:s/>reducing the size of the images or using a non-admissible heuristic. These tweaks can significantly boost the speed of A*, but also decrease the precision of the line segmentation method.</text:p>
      <text:h text:style-name="P85" text:outline-level="1">References</text:h>
      <text:p text:style-name="P24"/>
      <text:list xml:id="list5693427058793322215" text:style-name="WW8Num2">
        <text:list-item>
          <text:p text:style-name="P87">A. Alpher, , and J. P. N. Fotheringham-Smythe. Frobnication revisited. Journal of Foo, 13(1):234–778, 2003. </text:p>
        </text:list-item>
        <text:list-item>
          <text:p text:style-name="P87">A. Alpher, , J. P. N. Fotheringham-Smythe, and G. Gamow. Can a machine frobnicate? Journal of Foo, 14(1):234–778, 2004. </text:p>
        </text:list-item>
        <text:list-item>
          <text:p text:style-name="P87">A. Alpher. Frobnication. Journal of Foo, 12(1):234–778, 2002. </text:p>
        </text:list-item>
        <text:list-item>
          <text:p text:style-name="P87">Authors. The frobnicatable foo filter, 2006. ECCV06 submission ID 324. Supplied as additional material eccv06.pdf.</text:p>
        </text:list-item>
        <text:list-item>
          <text:p text:style-name="P87">Authors. Frobnication tutorial, 2006. Supplied as additional material tr.pd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lr-tb"/>
      <style:text-properties style:use-window-font-color="true" style:font-name="Liberation Serif" fo:font-size="12pt" fo:language="it" fo:country="IT"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writing-mode="lr-tb"/>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text-align="center" style:justify-single-word="false"/>
      <style:text-properties fo:font-size="14pt" fo:font-weight="bold" style:letter-kerning="true" style:font-size-asian="14pt" style:font-weight-asian="bold" style:font-size-complex="2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_20_1" style:display-name="Heading 1" style:family="paragraph" style:parent-style-name="Standard" style:next-style-name="Standard" style:default-outline-level="1" style:class="text">
      <style:paragraph-properties fo:margin-top="0.1665in" fo:margin-bottom="0.0555in" style:contextual-spacing="false" fo:keep-with-next="always"/>
      <style:text-properties fo:font-size="12pt" fo:font-weight="bold" style:letter-kerning="true" style:font-size-asian="12pt" style:font-weight-asian="bold" style:font-size-complex="12pt"/>
    </style:style>
    <style:style style:name="Heading_20_2" style:display-name="Heading 2" style:family="paragraph" style:parent-style-name="Standard" style:next-style-name="Standard" style:default-outline-level="2" style:class="text">
      <style:paragraph-properties fo:margin-left="0.4016in" fo:margin-right="0in" fo:margin-top="0.1665in" fo:margin-bottom="0.0835in" style:contextual-spacing="false" fo:text-indent="-0.4016in" style:auto-text-indent="false" fo:keep-with-next="always"/>
      <style:text-properties fo:font-size="11pt" fo:font-weight="bold" style:font-size-asian="11pt" style:font-weight-asian="bold"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8pt" style:font-size-asian="8pt" style:font-size-complex="8pt"/>
    </style:style>
    <style:style style:name="Abstract" style:family="paragraph" style:parent-style-name="Standard" style:next-style-name="Standard">
      <style:paragraph-properties fo:margin-left="0in" fo:margin-right="0in" fo:margin-top="0.0138in" fo:margin-bottom="0in" style:contextual-spacing="false" fo:text-align="justify" style:justify-single-word="false" fo:text-indent="0.1402in" style:auto-text-indent="false"/>
      <style:text-properties fo:font-style="italic" style:font-style-asian="italic" style:font-size-complex="9pt" style:font-weight-complex="bold"/>
    </style:style>
    <style:style style:name="Authors" style:family="paragraph" style:parent-style-name="Standard" style:next-style-name="Standard">
      <style:paragraph-properties fo:margin-top="0in" fo:margin-bottom="0.222in" style: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style:font-size-asian="8pt" style:font-size-complex="8pt"/>
    </style:style>
    <style:style style:name="References" style:family="paragraph" style:parent-style-name="Standard" style:list-style-name="WW8Num2">
      <style:paragraph-properties fo:margin-left="0.25in" fo:margin-right="0in" fo:text-align="justify" style:justify-single-word="false" fo:text-indent="-0.25in" style:auto-text-indent="false"/>
      <style:text-properties fo:font-size="9pt" style:font-size-asian="9pt" style:font-size-complex="8pt"/>
    </style:style>
    <style:style style:name="IndexTerms" style:family="paragraph" style:parent-style-name="Standard" style:next-style-name="Standard">
      <style:paragraph-properties fo:margin-left="0in" fo:margin-right="0in" fo:text-align="justify" style:justify-single-word="false" fo:text-indent="0.1402in"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Text" style:family="paragraph" style:parent-style-name="Standard" style:class="extra">
      <style:paragraph-properties fo:margin-left="0in" fo:margin-right="0in" fo:text-align="justify" style:justify-single-word="false" fo:orphans="0" fo:widows="0" fo:text-indent="0.1417in" style:auto-text-indent="false"/>
    </style:style>
    <style:style style:name="Figure_20_Caption" style:display-name="Figure Caption" style:family="paragraph" style:parent-style-name="Standard">
      <style:paragraph-properties fo:text-align="justify" style:justify-single-word="false"/>
      <style:text-properties fo:font-size="9pt" style:font-size-asian="9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color="#0000ff"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style>
    <style:style style:name="Text_20_body_20_indent" style:display-name="Text body indent" style:family="paragraph" style:parent-style-name="Standard" style:class="text">
      <style:paragraph-properties fo:margin-left="0.4374in" fo:margin-right="0in" fo:text-indent="-0.4374in" style:auto-text-indent="false"/>
      <style:text-properties style:font-size-complex="12pt"/>
    </style:style>
    <style:style style:name="题注" style:family="paragraph" style:parent-style-name="Standard" style:next-style-name="Standard">
      <style:text-properties fo:font-weight="bold" style:font-weight-asian="bold" style:font-weight-complex="bold"/>
    </style:style>
    <style:style style:name="批注文字" style:family="paragraph" style:parent-style-name="Standard"/>
    <style:style style:name="批注主题" style:family="paragraph" style:parent-style-name="批注文字" style:next-style-name="批注文字">
      <style:text-properties fo:font-weight="bold" style:font-weight-asian="bold" style:font-weight-complex="bold"/>
    </style:style>
    <style:style style:name="修订"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批注框文本"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普通_28_网站_29_" style:display-name="普通(网站)" style:family="paragraph" style:parent-style-name="Standard">
      <style:paragraph-properties fo:margin-top="0.0693in" fo:margin-bottom="0.0693in" style:contextual-spacing="false" style:text-autospace="ideograph-alpha"/>
      <style:text-properties style:font-name="宋体" fo:font-family="宋体, SimSun" style:font-pitch="variable" fo:font-size="12pt" style:font-name-asian="宋体" style:font-family-asian="宋体, SimSun" style:font-pitch-asian="variable" style:font-size-asian="12pt" style:language-asian="zh" style:country-asian="CN" style:font-name-complex="宋体" style:font-family-complex="宋体, SimSun" style:font-pitch-complex="variable" style:font-size-complex="12pt"/>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WW-Absatz-Standardschriftart" style:family="text"/>
    <style:style style:name="WW8Num8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默认段落字体"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text-properties style:text-position="super 58%"/>
    </style:style>
    <style:style style:name="Internet_20_link" style:display-name="Internet link" style:family="text">
      <style:text-properties fo:color="#993366" style:font-name="Courier" fo:font-family="Courier, 'Courier New'" style:font-family-generic="modern" style:text-underline-style="solid" style:text-underline-width="auto" style:text-underline-color="font-color" style:font-name-complex="Courier" style:font-family-complex="Courier, 'Courier New'" style:font-family-generic-complex="modern"/>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默认段落字体"/>
    <style:style style:name="标题_20_1_20_Char" style:display-name="标题 1 Char" style:family="text">
      <style:text-properties fo:font-size="12pt" fo:language="en" fo:country="US" fo:font-weight="bold" style:letter-kerning="true" style:font-size-asian="12pt" style:font-weight-asian="bold" style:font-size-complex="12pt" style:language-complex="ar" style:country-complex="SA"/>
    </style:style>
    <style:style style:name="Text_20_Char" style:display-name="Text Char" style:family="text">
      <style:text-properties fo:language="en" fo:country="US" style:language-complex="ar" style:country-complex="SA"/>
    </style:style>
    <style:style style:name="批注引用" style:family="text">
      <style:text-properties fo:font-size="8pt" style:font-size-asian="8pt" style:font-size-complex="8pt"/>
    </style:style>
    <style:style style:name="批注文字_20_Char" style:display-name="批注文字 Char" style:family="text" style:parent-style-name="默认段落字体"/>
    <style:style style:name="批注主题_20_Char" style:display-name="批注主题 Char" style:family="text">
      <style:text-properties fo:font-weight="bold" style:font-weight-asian="bold" style:font-weight-complex="bold"/>
    </style:style>
    <style:style style:name="批注框文本_20_Char" style:display-name="批注框文本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anchor_20__28_user_29_" style:display-name="Footnote anchor (use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_20__28_user_29_" style:display-name="Endnote anchor (user)"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WW8Num1z1"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953in" fo:margin-left="0.4354in"/>
        </style:list-level-properties>
      </text:list-level-style-number>
      <text:list-level-style-number text:level="2" text:style-name="WW8Num3z0" style:num-prefix="(" style:num-suffix=")" style:num-format="a" style:num-letter-sync="true">
        <style:list-level-properties text:list-level-position-and-space-mode="label-alignment">
          <style:list-level-label-alignment text:label-followed-by="listtab" fo:text-indent="-0.2957in" fo:margin-left="0.7311in"/>
        </style:list-level-properties>
      </text:list-level-style-number>
      <text:list-level-style-number text:level="3" text:style-name="WW8Num3z2" style:num-suffix="." style:num-format="1">
        <style:list-level-properties text:list-level-position-and-space-mode="label-alignment">
          <style:list-level-label-alignment text:label-followed-by="listtab" fo:text-indent="-0.2953in" fo:margin-left="1.0264in"/>
        </style:list-level-properties>
      </text:list-level-style-number>
      <text:list-level-style-number text:level="4" text:style-name="WW8Num3z3" style:num-suffix="." style:num-format="a" style:num-letter-sync="true">
        <style:list-level-properties text:list-level-position-and-space-mode="label-alignment">
          <style:list-level-label-alignment text:label-followed-by="listtab" fo:text-indent="-0.1965in" fo:margin-left="1.2228in"/>
        </style:list-level-properties>
      </text:list-level-style-number>
      <text:list-level-style-number text:level="5" text:style-name="WW8Num3z4" style:num-suffix="." style:num-format="1">
        <style:list-level-properties text:list-level-position-and-space-mode="label-alignment">
          <style:list-level-label-alignment text:label-followed-by="listtab" fo:text-indent="-0.2953in" fo:margin-left="1.5181in"/>
        </style:list-level-properties>
      </text:list-level-style-number>
      <text:list-level-style-number text:level="6" text:style-name="WW8Num3z5" style:num-suffix="." style:num-format="a" style:num-letter-sync="true">
        <style:list-level-properties text:list-level-position-and-space-mode="label-alignment">
          <style:list-level-label-alignment text:label-followed-by="listtab" fo:text-indent="-0.2953in" fo:margin-left="1.8134in"/>
        </style:list-level-properties>
      </text:list-level-style-number>
      <text:list-level-style-number text:level="7" text:style-name="WW8Num3z6" style:num-suffix="." style:num-format="i">
        <style:list-level-properties text:list-level-position-and-space-mode="label-alignment">
          <style:list-level-label-alignment text:label-followed-by="listtab" fo:text-indent="-0.2957in" fo:margin-left="2.1091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953in" fo:margin-left="2.4043in"/>
        </style:list-level-properties>
      </text:list-level-style-number>
      <text:list-level-style-number text:level="9" text:style-name="WW8Num3z8" style:num-suffix="." style:num-format="i">
        <style:list-level-properties text:list-level-position-and-space-mode="label-alignment">
          <style:list-level-label-alignment text:label-followed-by="listtab" fo:text-indent="-0.2953in" fo:margin-left="2.699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25in" fo:text-align="center" style:justify-single-word="false" fo:text-indent="0in" style:auto-text-indent="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2992in" fo:margin-bottom="0.2992in" fo:margin-left="0.6354in" fo:margin-right="0.626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columns fo:column-count="2" fo:column-gap="0.3154in">
          <style:column style:rel-width="32767*" fo:start-indent="0in" fo:end-indent="0.1575in"/>
          <style:column style:rel-width="32768*" fo:start-indent="0.157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7008in" fo:margin-left="0in" fo:margin-right="0in" fo:margin-bottom="0.6618in" style:dynamic-spacing="true"/>
      </style:header-style>
      <style:footer-style>
        <style:header-footer-properties fo:min-height="0.8272in" fo:margin-left="0in" fo:margin-right="0in" fo:margin-top="0.7882in"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dc:subject>IEEE Transactions on Magnetics </dc:subject>
    <meta:initial-creator>-</meta:initial-creator>
    <meta:creation-date>2008-08-26T19:56:00</meta:creation-date>
    <dc:date>2016-06-01T12:22:52.590562313</dc:date>
    <meta:print-date>2005-10-27T09:47:00</meta:print-date>
    <meta:editing-cycles>436</meta:editing-cycles>
    <meta:editing-duration>PT13H35M31S</meta:editing-duration>
    <meta:generator>LibreOffice/4.2.8.2$Linux_X86_64 LibreOffice_project/420m0$Build-2</meta:generator>
    <dc:creator>saverio </dc:creator>
    <meta:document-statistic meta:table-count="10" meta:image-count="0" meta:object-count="7" meta:page-count="5" meta:paragraph-count="133" meta:word-count="3647" meta:character-count="21793" meta:non-whitespace-character-count="18208"/>
  </office:meta>
</office:document-meta>
</file>

<file path=Object 1/content.xml><?xml version="1.0" encoding="utf-8"?>
<math xmlns="http://www.w3.org/1998/Math/MathML" display="block">
  <semantics>
    <mstyle mathsize="10pt">
      <mrow>
        <mstyle mathvariant="italic">
          <mtext>Hr = </mtext>
        </mstyle>
        <mfrac>
          <mrow>
            <mstyle mathvariant="italic">
              <mtext>G</mtext>
            </mstyle>
            <mstyle mathvariant="italic">
              <mtext>(</mtext>
            </mstyle>
            <mstyle mathvariant="italic">
              <mtext>S</mtext>
            </mstyle>
            <mstyle mathvariant="italic">
              <mtext>)</mtext>
            </mstyle>
          </mrow>
          <mrow>
            <mo fence="true" stretchy="false">|</mo>
            <mrow>
              <mrow>
                <mstyle mathvariant="italic">
                  <mtext>GT </mtext>
                </mstyle>
                <mo stretchy="false">∪</mo>
                <mstyle mathvariant="italic">
                  <mtext>R</mtext>
                </mstyle>
              </mrow>
            </mrow>
            <mo fence="true" stretchy="false">|</mo>
          </mrow>
        </mfrac>
      </mrow>
    </mstyle>
    <annotation encoding="StarMath 5.0">size 10 { ital "Hr = " {ital "G" ital "(" ital "S" ital ")" } over { lline ital "GT " union ital "R"  rline }   }</annotation>
  </semantics>
</math>
</file>

<file path=Object 2/content.xml><?xml version="1.0" encoding="utf-8"?>
<math xmlns="http://www.w3.org/1998/Math/MathML" display="block">
  <semantics>
    <mrow>
      <mstyle mathsize="10pt">
        <mrow>
          <mstyle mathvariant="italic">
            <mtext>T (x, y)</mtext>
          </mstyle>
          <mstyle mathvariant="italic">
            <mtext>=</mtext>
          </mstyle>
          <mrow>
            <mstyle mathvariant="italic">
              <mtext>m (x, y) </mtext>
            </mstyle>
            <mo stretchy="false">⋅</mo>
            <mrow>
              <mo fence="true" stretchy="true">[</mo>
              <mrow>
                <mrow>
                  <mstyle mathvariant="italic">
                    <mtext>1 + k </mtext>
                  </mstyle>
                  <mo stretchy="false">⋅</mo>
                  <mrow>
                    <mo fence="true" stretchy="true">(</mo>
                    <mrow>
                      <mrow>
                        <mfrac>
                          <mstyle mathvariant="italic">
                            <mtext>s (x, y)</mtext>
                          </mstyle>
                          <mstyle mathvariant="italic">
                            <mtext>R</mtext>
                          </mstyle>
                        </mfrac>
                        <mstyle mathvariant="italic">
                          <mtext> - 1</mtext>
                        </mstyle>
                      </mrow>
                    </mrow>
                    <mo fence="true" stretchy="true">)</mo>
                  </mrow>
                </mrow>
              </mrow>
              <mo fence="true" stretchy="true">]</mo>
            </mrow>
          </mrow>
        </mrow>
      </mstyle>
      <mrow/>
    </mrow>
    <annotation encoding="StarMath 5.0">size 10{ ital "T (x, y)" ital "="  {ital "m (x, y) "} cdot left [ ital "1 + k " cdot left ( {ital "s (x, y)"} over {ital "R"} ital " - 1"  right )   right ]   } {}</annotation>
  </semantics>
</math>
</file>

<file path=Object 3/content.xml><?xml version="1.0" encoding="utf-8"?>
<math xmlns="http://www.w3.org/1998/Math/MathML" display="block">
  <semantics>
    <mrow>
      <mrow>
        <mo fence="true" stretchy="true">{</mo>
        <mrow>
          <mtable>
            <mtr>
              <mtd>
                <mrow>
                  <mstyle mathsize="10pt">
                    <mrow>
                      <mfrac>
                        <mrow>
                          <mstyle mathvariant="italic">
                            <msub>
                              <mtext>G</mtext>
                              <mstyle mathvariant="italic">
                                <mtext>ij</mtext>
                              </mstyle>
                            </msub>
                          </mstyle>
                          <mstyle mathvariant="italic">
                            <mtext>(</mtext>
                          </mstyle>
                          <mstyle mathvariant="italic">
                            <msub>
                              <mtext>S</mtext>
                              <mstyle mathvariant="italic">
                                <mtext>max</mtext>
                              </mstyle>
                            </msub>
                          </mstyle>
                          <mstyle mathvariant="italic">
                            <mtext>)</mtext>
                          </mstyle>
                        </mrow>
                        <mstyle mathvariant="italic">
                          <msub>
                            <mtext>GT</mtext>
                            <mstyle mathvariant="italic">
                              <mtext>i</mtext>
                            </mstyle>
                          </msub>
                        </mstyle>
                      </mfrac>
                      <mo stretchy="false">≥</mo>
                      <mstyle mathvariant="italic">
                        <mtext> 0.9</mtext>
                      </mstyle>
                    </mrow>
                  </mstyle>
                  <mrow/>
                </mrow>
              </mtd>
            </mtr>
            <mtr>
              <mtd>
                <mrow>
                  <mstyle mathsize="10pt">
                    <mrow>
                      <mfrac>
                        <mrow>
                          <mstyle mathvariant="italic">
                            <msub>
                              <mtext>G</mtext>
                              <mstyle mathvariant="italic">
                                <mtext>ij</mtext>
                              </mstyle>
                            </msub>
                          </mstyle>
                          <mstyle mathvariant="italic">
                            <mtext>(</mtext>
                          </mstyle>
                          <mstyle mathvariant="italic">
                            <msub>
                              <mtext>S</mtext>
                              <mstyle mathvariant="italic">
                                <mtext>max</mtext>
                              </mstyle>
                            </msub>
                          </mstyle>
                          <mstyle mathvariant="italic">
                            <mtext>)</mtext>
                          </mstyle>
                        </mrow>
                        <mstyle mathvariant="italic">
                          <msub>
                            <mtext>R</mtext>
                            <mstyle mathvariant="italic">
                              <mtext>j</mtext>
                            </mstyle>
                          </msub>
                        </mstyle>
                      </mfrac>
                      <mo stretchy="false">≥</mo>
                      <mstyle mathvariant="italic">
                        <mtext> 0.9</mtext>
                      </mstyle>
                    </mrow>
                  </mstyle>
                  <mrow/>
                </mrow>
              </mtd>
            </mtr>
          </mtable>
        </mrow>
      </mrow>
      <mrow/>
    </mrow>
    <annotation encoding="StarMath 5.0">{ left lbrace alignc { stack {
size 10 { { ital "G"_{ital "ij"} ital "(" ital "S"_{ital "max"} ital ")" } over {ital "GT"_{ ital "i"} }   &gt;=  ital " 0.9" }  {} # 
size 10 { {ital "G"_{ital "ij"} ital "(" ital "S"_{ital "max"} ital ")" } over {ital "R"_{ital "j"} }  &gt;=  ital " 0.9" }  {} 
} }  right none }  {  }
</annotation>
  </semantics>
</math>
</file>

<file path=Object 4/content.xml><?xml version="1.0" encoding="utf-8"?>
<math xmlns="http://www.w3.org/1998/Math/MathML" display="block">
  <semantics>
    <mstyle mathsize="10pt">
      <mrow>
        <mstyle mathvariant="italic">
          <mtext>D(n)  =  </mtext>
        </mstyle>
        <mfrac>
          <mn>1</mn>
          <mrow>
            <mrow>
              <mn>1</mn>
              <mo stretchy="false">+</mo>
              <mi mathvariant="italic">min</mi>
            </mrow>
            <mrow>
              <mo fence="true" stretchy="false">(</mo>
              <mrow>
                <mrow>
                  <mstyle mathvariant="italic">
                    <mtext>d </mtext>
                  </mstyle>
                  <mrow>
                    <mo fence="true" stretchy="false">(</mo>
                    <mrow>
                      <mrow>
                        <mstyle mathvariant="italic">
                          <mtext>n</mtext>
                        </mstyle>
                        <mi>,</mi>
                        <mstyle mathvariant="italic">
                          <msub>
                            <mtext>n</mtext>
                            <mstyle mathvariant="italic">
                              <msub>
                                <mtext>y</mtext>
                                <mstyle mathvariant="italic">
                                  <mtext>u</mtext>
                                </mstyle>
                              </msub>
                            </mstyle>
                          </msub>
                        </mstyle>
                      </mrow>
                    </mrow>
                    <mo fence="true" stretchy="false">)</mo>
                  </mrow>
                  <mi>,</mi>
                  <mstyle mathvariant="italic">
                    <mtext>d </mtext>
                  </mstyle>
                  <mrow>
                    <mo fence="true" stretchy="false">(</mo>
                    <mrow>
                      <mrow>
                        <mstyle mathvariant="italic">
                          <mtext>n</mtext>
                        </mstyle>
                        <mi>,</mi>
                        <mstyle mathvariant="italic">
                          <msub>
                            <mtext>n</mtext>
                            <mstyle mathvariant="italic">
                              <msub>
                                <mtext>y</mtext>
                                <mstyle mathvariant="italic">
                                  <mtext>d</mtext>
                                </mstyle>
                              </msub>
                            </mstyle>
                          </msub>
                        </mstyle>
                      </mrow>
                    </mrow>
                    <mo fence="true" stretchy="false">)</mo>
                  </mrow>
                </mrow>
              </mrow>
              <mo fence="true" stretchy="false">)</mo>
            </mrow>
          </mrow>
        </mfrac>
      </mrow>
    </mstyle>
    <annotation encoding="StarMath 5.0">size 10 { ital "D(n)  =  "1 over {1 + min ( ital "d "(ital "n", ital "n"_{ital "y"_{ital"u"}}), ital "d "(ital "n", ital "n"_{ital "y"_{ital"d"}}) )  }}</annotation>
  </semantics>
</math>
</file>

<file path=Object 5/content.xml><?xml version="1.0" encoding="utf-8"?>
<math xmlns="http://www.w3.org/1998/Math/MathML" display="block">
  <semantics>
    <mstyle mathsize="10pt">
      <mrow>
        <mstyle mathvariant="italic">
          <msup>
            <mtext>D(n) </mtext>
            <mn>2</mn>
          </msup>
        </mstyle>
        <mstyle mathvariant="italic">
          <mtext> =  </mtext>
        </mstyle>
        <mfrac>
          <mn>1</mn>
          <mrow>
            <mrow>
              <mn>1</mn>
              <mo stretchy="false">+</mo>
              <mi mathvariant="italic">min</mi>
            </mrow>
            <msup>
              <mrow>
                <mo fence="true" stretchy="false">(</mo>
                <mrow>
                  <mrow>
                    <mstyle mathvariant="italic">
                      <mtext>d </mtext>
                    </mstyle>
                    <mrow>
                      <mo fence="true" stretchy="false">(</mo>
                      <mrow>
                        <mrow>
                          <mstyle mathvariant="italic">
                            <mtext>n</mtext>
                          </mstyle>
                          <mi>,</mi>
                          <mstyle mathvariant="italic">
                            <msub>
                              <mtext>n</mtext>
                              <mstyle mathvariant="italic">
                                <msub>
                                  <mtext>y</mtext>
                                  <mstyle mathvariant="italic">
                                    <mtext>u</mtext>
                                  </mstyle>
                                </msub>
                              </mstyle>
                            </msub>
                          </mstyle>
                        </mrow>
                      </mrow>
                      <mo fence="true" stretchy="false">)</mo>
                    </mrow>
                    <mi>,</mi>
                    <mstyle mathvariant="italic">
                      <mtext>d </mtext>
                    </mstyle>
                    <mrow>
                      <mo fence="true" stretchy="false">(</mo>
                      <mrow>
                        <mrow>
                          <mstyle mathvariant="italic">
                            <mtext>n</mtext>
                          </mstyle>
                          <mi>,</mi>
                          <mstyle mathvariant="italic">
                            <msub>
                              <mtext>n</mtext>
                              <mstyle mathvariant="italic">
                                <msub>
                                  <mtext>y</mtext>
                                  <mstyle mathvariant="italic">
                                    <mtext>d</mtext>
                                  </mstyle>
                                </msub>
                              </mstyle>
                            </msub>
                          </mstyle>
                        </mrow>
                      </mrow>
                      <mo fence="true" stretchy="false">)</mo>
                    </mrow>
                  </mrow>
                </mrow>
                <mo fence="true" stretchy="false">)</mo>
              </mrow>
              <mn>2</mn>
            </msup>
          </mrow>
        </mfrac>
      </mrow>
    </mstyle>
    <annotation encoding="StarMath 5.0">size 10 { ital "D(n) "^2 ital " =  "1 over {1 + min ( ital "d "(ital "n", ital "n"_{ital "y"_{ital"u"}}), ital "d "(ital "n", ital "n"_{ital "y"_{ital"d"}}) ) ^ 2  }}
</annotation>
  </semantics>
</math>
</file>

<file path=Object 6/content.xml><?xml version="1.0" encoding="utf-8"?>
<math xmlns="http://www.w3.org/1998/Math/MathML" display="block">
  <semantics>
    <mstyle mathsize="10pt">
      <mrow>
        <mstyle mathvariant="italic">
          <mtext>V(n) = abs</mtext>
        </mstyle>
        <mrow>
          <mo fence="true" stretchy="false">(</mo>
          <mrow>
            <mrow>
              <mstyle mathvariant="italic">
                <msub>
                  <mtext>y</mtext>
                  <mstyle mathvariant="italic">
                    <mtext>y</mtext>
                  </mstyle>
                </msub>
              </mstyle>
              <mo stretchy="false">−</mo>
              <mstyle mathvariant="italic">
                <msubsup>
                  <mtext>n</mtext>
                  <mstyle mathvariant="italic">
                    <mtext>y</mtext>
                  </mstyle>
                  <mstyle mathvariant="italic">
                    <mtext>start</mtext>
                  </mstyle>
                </msubsup>
              </mstyle>
            </mrow>
          </mrow>
          <mo fence="true" stretchy="false">)</mo>
        </mrow>
      </mrow>
    </mstyle>
    <annotation encoding="StarMath 5.0">size 10 { ital "V(n) = abs" (ital "y"_{ital "y"} - ital "n"_{ital "y"}^{ital "start"})  }</annotation>
  </semantics>
</math>
</file>

<file path=Object 7/content.xml><?xml version="1.0" encoding="utf-8"?>
<math xmlns="http://www.w3.org/1998/Math/MathML" display="block">
  <semantics>
    <mtable>
      <mtr>
        <mtd>
          <mstyle mathsize="10pt">
            <mrow>
              <mstyle mathvariant="italic">
                <msub>
                  <mtext>C(s</mtext>
                  <mstyle mathvariant="italic">
                    <mtext>i</mtext>
                  </mstyle>
                </msub>
              </mstyle>
              <mstyle mathvariant="italic">
                <msub>
                  <mtext>,s</mtext>
                  <mstyle mathvariant="italic">
                    <mtext>j</mtext>
                  </mstyle>
                </msub>
              </mstyle>
              <mstyle mathvariant="italic">
                <mtext>) = </mtext>
              </mstyle>
              <mstyle mathvariant="italic">
                <msub>
                  <mtext>c</mtext>
                  <mstyle mathvariant="italic">
                    <mtext>d</mtext>
                  </mstyle>
                </msub>
              </mstyle>
              <mstyle mathvariant="italic">
                <msub>
                  <mtext>D(s</mtext>
                  <mstyle mathvariant="italic">
                    <mtext>i</mtext>
                  </mstyle>
                </msub>
              </mstyle>
              <mstyle mathvariant="italic">
                <mtext>) + </mtext>
              </mstyle>
              <mstyle mathvariant="italic">
                <msub>
                  <mtext>c</mtext>
                  <mstyle mathvariant="italic">
                    <mtext>d2</mtext>
                  </mstyle>
                </msub>
              </mstyle>
              <mstyle mathvariant="italic">
                <msub>
                  <mtext>D(s</mtext>
                  <mstyle mathvariant="italic">
                    <mtext>i</mtext>
                  </mstyle>
                </msub>
              </mstyle>
              <mstyle mathvariant="italic">
                <msup>
                  <mtext>)</mtext>
                  <mn>2</mn>
                </msup>
              </mstyle>
              <mstyle mathvariant="italic">
                <mtext> + </mtext>
              </mstyle>
              <mstyle mathvariant="italic">
                <msub>
                  <mtext>c</mtext>
                  <mstyle mathvariant="italic">
                    <mtext>m</mtext>
                  </mstyle>
                </msub>
              </mstyle>
              <mstyle mathvariant="italic">
                <msub>
                  <mtext>M(s</mtext>
                  <mstyle mathvariant="italic">
                    <mtext>i</mtext>
                  </mstyle>
                </msub>
              </mstyle>
              <mstyle mathvariant="italic">
                <mtext>) </mtext>
              </mstyle>
            </mrow>
          </mstyle>
        </mtd>
      </mtr>
      <mtr>
        <mtd>
          <mstyle mathsize="10pt">
            <mrow>
              <mstyle mathvariant="italic">
                <msub>
                  <mtext>+ c</mtext>
                  <mstyle mathvariant="italic">
                    <mtext>v</mtext>
                  </mstyle>
                </msub>
              </mstyle>
              <mstyle mathvariant="italic">
                <msub>
                  <mtext>V(s</mtext>
                  <mstyle mathvariant="italic">
                    <mtext>i</mtext>
                  </mstyle>
                </msub>
              </mstyle>
              <mstyle mathvariant="italic">
                <mtext>) + </mtext>
              </mstyle>
              <mstyle mathvariant="italic">
                <msub>
                  <mtext>c</mtext>
                  <mstyle mathvariant="italic">
                    <mtext>n</mtext>
                  </mstyle>
                </msub>
              </mstyle>
              <mstyle mathvariant="italic">
                <msub>
                  <mtext>N(s</mtext>
                  <mstyle mathvariant="italic">
                    <mtext>i</mtext>
                  </mstyle>
                </msub>
              </mstyle>
              <mstyle mathvariant="italic">
                <msub>
                  <mtext>,s</mtext>
                  <mstyle mathvariant="italic">
                    <mtext>j</mtext>
                  </mstyle>
                </msub>
              </mstyle>
              <mstyle mathvariant="italic">
                <mtext>)</mtext>
              </mstyle>
            </mrow>
          </mstyle>
        </mtd>
      </mtr>
    </mtable>
    <annotation encoding="StarMath 5.0">size 10  {ital "C(s"_{ital"i"}ital ",s"_{ital"j"}ital ") = " ital "c"_{ital "d"}ital "D(s"_{ital"i"}ital ") + " ital "c"_{ital "d2"}ital "D(s"_{ital"i"}ital ")"^2 ital " + " ital "c"_{ital "m"}ital "M(s"_{ital"i"}ital ") "}newline size 10 {ital "+ c"_{ital "v"}ital "V(s"_{ital"i"}ital ") + " ital "c"_{ital "n"}ital "N(s"_{ital"i"}ital ",s"_{ital"j"}ital ")" }</annotation>
  </semantics>
</math>
</file>